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GET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Wt 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#Clients</text:p>
          </table:table-cell>
          <table:table-cell office:value-type="string" calcext:value-type="string">
            <text:p>Avg Throughput</text:p>
          </table:table-cell>
          <table:table-cell office:value-type="string" calcext:value-type="string">
            <text:p>Th Std Dev</text:p>
          </table:table-cell>
          <table:table-cell office:value-type="string" calcext:value-type="string">
            <text:p>Avg Response Time</text:p>
          </table:table-cell>
          <table:table-cell office:value-type="string" calcext:value-type="string">
            <text:p>Rt Std Dev</text:p>
          </table:table-cell>
          <table:table-cell table:number-columns-repeated="5"/>
          <table:table-cell office:value-type="string" calcext:value-type="string">
            <text:p>Law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rt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10.6" calcext:value-type="float">
            <text:p>1210.6</text:p>
          </table:table-cell>
          <table:table-cell office:value-type="float" office:value="63.4951966687" calcext:value-type="float">
            <text:p>63.4951966687</text:p>
          </table:table-cell>
          <table:table-cell office:value-type="float" office:value="1.64466666667" calcext:value-type="float">
            <text:p>1.64466666667</text:p>
          </table:table-cell>
          <table:table-cell office:value-type="float" office:value="0.0879621130563" calcext:value-type="float">
            <text:p>0.0879621130563</text:p>
          </table:table-cell>
          <table:table-cell table:number-columns-repeated="6"/>
          <table:table-cell table:formula="of:=[.A5]/[.D5]*1000" office:value-type="float" office:value="1216.05188487796" calcext:value-type="float">
            <text:p>1216.05188487796</text:p>
          </table:table-cell>
          <table:table-cell table:formula="of:=[.A5]/[.B5]*1000" office:value-type="float" office:value="1.65207335205683" calcext:value-type="float">
            <text:p>1.6520733520568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089.2" calcext:value-type="float">
            <text:p>3089.2</text:p>
          </table:table-cell>
          <table:table-cell office:value-type="float" office:value="61.8475545192" calcext:value-type="float">
            <text:p>61.8475545192</text:p>
          </table:table-cell>
          <table:table-cell office:value-type="float" office:value="2.59133333333" calcext:value-type="float">
            <text:p>2.59133333333</text:p>
          </table:table-cell>
          <table:table-cell office:value-type="float" office:value="0.0646941522344" calcext:value-type="float">
            <text:p>0.0646941522344</text:p>
          </table:table-cell>
          <table:table-cell table:number-columns-repeated="6"/>
          <table:table-cell table:formula="of:=[.A6]/[.D6]*1000" office:value-type="float" office:value="3087.2137895589" calcext:value-type="float">
            <text:p>3087.2137895589</text:p>
          </table:table-cell>
          <table:table-cell table:formula="of:=[.A6]/[.B6]*1000" office:value-type="float" office:value="2.58966722776123" calcext:value-type="float">
            <text:p>2.5896672277612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493.26666667" calcext:value-type="float">
            <text:p>3493.26666667</text:p>
          </table:table-cell>
          <table:table-cell office:value-type="float" office:value="41.1384653741" calcext:value-type="float">
            <text:p>41.1384653741</text:p>
          </table:table-cell>
          <table:table-cell office:value-type="float" office:value="4.57866666667" calcext:value-type="float">
            <text:p>4.57866666667</text:p>
          </table:table-cell>
          <table:table-cell office:value-type="float" office:value="0.0583894967724" calcext:value-type="float">
            <text:p>0.0583894967724</text:p>
          </table:table-cell>
          <table:table-cell table:number-columns-repeated="6"/>
          <table:table-cell table:formula="of:=[.A7]/[.D7]*1000" office:value-type="float" office:value="3494.46709376566" calcext:value-type="float">
            <text:p>3494.46709376566</text:p>
          </table:table-cell>
          <table:table-cell table:formula="of:=[.A7]/[.B7]*1000" office:value-type="float" office:value="4.5802400809132" calcext:value-type="float">
            <text:p>4.580240080913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623.93333333" calcext:value-type="float">
            <text:p>3623.93333333</text:p>
          </table:table-cell>
          <table:table-cell office:value-type="float" office:value="25.0681737136" calcext:value-type="float">
            <text:p>25.0681737136</text:p>
          </table:table-cell>
          <table:table-cell office:value-type="float" office:value="6.63866666667" calcext:value-type="float">
            <text:p>6.63866666667</text:p>
          </table:table-cell>
          <table:table-cell office:value-type="float" office:value="0.0608714492462" calcext:value-type="float">
            <text:p>0.0608714492462</text:p>
          </table:table-cell>
          <table:table-cell table:number-columns-repeated="6"/>
          <table:table-cell table:formula="of:=[.A8]/[.D8]*1000" office:value-type="float" office:value="3615.18377183992" calcext:value-type="float">
            <text:p>3615.18377183992</text:p>
          </table:table-cell>
          <table:table-cell table:formula="of:=[.A8]/[.B8]*1000" office:value-type="float" office:value="6.62263838555402" calcext:value-type="float">
            <text:p>6.6226383855540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690.13333333" calcext:value-type="float">
            <text:p>3690.13333333</text:p>
          </table:table-cell>
          <table:table-cell office:value-type="float" office:value="94.1807482097" calcext:value-type="float">
            <text:p>94.1807482097</text:p>
          </table:table-cell>
          <table:table-cell office:value-type="float" office:value="8.664" calcext:value-type="float">
            <text:p>8.664</text:p>
          </table:table-cell>
          <table:table-cell office:value-type="float" office:value="0.222" calcext:value-type="float">
            <text:p>0.222</text:p>
          </table:table-cell>
          <table:table-cell table:number-columns-repeated="6"/>
          <table:table-cell table:formula="of:=[.A9]/[.D9]*1000" office:value-type="float" office:value="3693.44413665743" calcext:value-type="float">
            <text:p>3693.44413665743</text:p>
          </table:table-cell>
          <table:table-cell table:formula="of:=[.A9]/[.B9]*1000" office:value-type="float" office:value="8.67177337766356" calcext:value-type="float">
            <text:p>8.6717733776635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607.93333333" calcext:value-type="float">
            <text:p>3607.93333333</text:p>
          </table:table-cell>
          <table:table-cell office:value-type="float" office:value="115.208738095" calcext:value-type="float">
            <text:p>115.208738095</text:p>
          </table:table-cell>
          <table:table-cell office:value-type="float" office:value="11.102" calcext:value-type="float">
            <text:p>11.102</text:p>
          </table:table-cell>
          <table:table-cell office:value-type="float" office:value="0.360970912956" calcext:value-type="float">
            <text:p>0.360970912956</text:p>
          </table:table-cell>
          <table:table-cell table:number-columns-repeated="6"/>
          <table:table-cell table:formula="of:=[.A10]/[.D10]*1000" office:value-type="float" office:value="3602.95442262655" calcext:value-type="float">
            <text:p>3602.95442262655</text:p>
          </table:table-cell>
          <table:table-cell table:formula="of:=[.A10]/[.B10]*1000" office:value-type="float" office:value="11.0866793547655" calcext:value-type="float">
            <text:p>11.086679354765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821.8" calcext:value-type="float">
            <text:p>3821.8</text:p>
          </table:table-cell>
          <table:table-cell office:value-type="float" office:value="57.2911860586" calcext:value-type="float">
            <text:p>57.2911860586</text:p>
          </table:table-cell>
          <table:table-cell office:value-type="float" office:value="12.5613333333" calcext:value-type="float">
            <text:p>12.5613333333</text:p>
          </table:table-cell>
          <table:table-cell office:value-type="float" office:value="0.192679353677" calcext:value-type="float">
            <text:p>0.192679353677</text:p>
          </table:table-cell>
          <table:table-cell table:number-columns-repeated="6"/>
          <table:table-cell table:formula="of:=[.A11]/[.D11]*1000" office:value-type="float" office:value="3821.25039805706" calcext:value-type="float">
            <text:p>3821.25039805706</text:p>
          </table:table-cell>
          <table:table-cell table:formula="of:=[.A11]/[.B11]*1000" office:value-type="float" office:value="12.5595269244858" calcext:value-type="float">
            <text:p>12.5595269244858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3809.66666667" calcext:value-type="float">
            <text:p>3809.66666667</text:p>
          </table:table-cell>
          <table:table-cell office:value-type="float" office:value="38.6581599838" calcext:value-type="float">
            <text:p>38.6581599838</text:p>
          </table:table-cell>
          <table:table-cell office:value-type="float" office:value="14.7386666667" calcext:value-type="float">
            <text:p>14.7386666667</text:p>
          </table:table-cell>
          <table:table-cell office:value-type="float" office:value="0.162065830246" calcext:value-type="float">
            <text:p>0.162065830246</text:p>
          </table:table-cell>
          <table:table-cell table:number-columns-repeated="6"/>
          <table:table-cell table:formula="of:=[.A12]/[.D12]*1000" office:value-type="float" office:value="3799.52958204315" calcext:value-type="float">
            <text:p>3799.52958204315</text:p>
          </table:table-cell>
          <table:table-cell table:formula="of:=[.A12]/[.B12]*1000" office:value-type="float" office:value="14.6994487706582" calcext:value-type="float">
            <text:p>14.699448770658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814.93333333" calcext:value-type="float">
            <text:p>3814.93333333</text:p>
          </table:table-cell>
          <table:table-cell office:value-type="float" office:value="34.6642947907" calcext:value-type="float">
            <text:p>34.6642947907</text:p>
          </table:table-cell>
          <table:table-cell office:value-type="float" office:value="16.8113333333" calcext:value-type="float">
            <text:p>16.8113333333</text:p>
          </table:table-cell>
          <table:table-cell office:value-type="float" office:value="0.12464884008" calcext:value-type="float">
            <text:p>0.12464884008</text:p>
          </table:table-cell>
          <table:table-cell table:number-columns-repeated="6"/>
          <table:table-cell table:formula="of:=[.A13]/[.D13]*1000" office:value-type="float" office:value="3806.95562518104" calcext:value-type="float">
            <text:p>3806.95562518104</text:p>
          </table:table-cell>
          <table:table-cell table:formula="of:=[.A13]/[.B13]*1000" office:value-type="float" office:value="16.7761778274996" calcext:value-type="float">
            <text:p>16.7761778274996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#Clients</text:p>
          </table:table-cell>
          <table:table-cell office:value-type="string" calcext:value-type="string">
            <text:p>Avg Throughput</text:p>
          </table:table-cell>
          <table:table-cell office:value-type="string" calcext:value-type="string">
            <text:p>Th Std Dev</text:p>
          </table:table-cell>
          <table:table-cell office:value-type="string" calcext:value-type="string">
            <text:p>Avg Response Time</text:p>
          </table:table-cell>
          <table:table-cell office:value-type="string" calcext:value-type="string">
            <text:p>Rt Std Dev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87.13333333" calcext:value-type="float">
            <text:p>1187.13333333</text:p>
          </table:table-cell>
          <table:table-cell office:value-type="float" office:value="26.4910047626" calcext:value-type="float">
            <text:p>26.4910047626</text:p>
          </table:table-cell>
          <table:table-cell office:value-type="float" office:value="1.67466666667" calcext:value-type="float">
            <text:p>1.67466666667</text:p>
          </table:table-cell>
          <table:table-cell office:value-type="float" office:value="0.0410040648392" calcext:value-type="float">
            <text:p>0.0410040648392</text:p>
          </table:table-cell>
          <table:table-cell table:number-columns-repeated="6"/>
          <table:table-cell table:formula="of:=[.A17]/[.D17]*1000" office:value-type="float" office:value="1194.26751592119" calcext:value-type="float">
            <text:p>1194.26751592119</text:p>
          </table:table-cell>
          <table:table-cell table:formula="of:=[.A17]/[.B17]*1000" office:value-type="float" office:value="1.68473072387737" calcext:value-type="float">
            <text:p>1.6847307238773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912.53333333" calcext:value-type="float">
            <text:p>2912.53333333</text:p>
          </table:table-cell>
          <table:table-cell office:value-type="float" office:value="31.9138423468" calcext:value-type="float">
            <text:p>31.9138423468</text:p>
          </table:table-cell>
          <table:table-cell office:value-type="float" office:value="2.74" calcext:value-type="float">
            <text:p>2.74</text:p>
          </table:table-cell>
          <table:table-cell office:value-type="float" office:value="0.031432467291" calcext:value-type="float">
            <text:p>0.031432467291</text:p>
          </table:table-cell>
          <table:table-cell table:number-columns-repeated="6"/>
          <table:table-cell table:formula="of:=[.A18]/[.D18]*1000" office:value-type="float" office:value="2919.70802919708" calcext:value-type="float">
            <text:p>2919.70802919708</text:p>
          </table:table-cell>
          <table:table-cell table:formula="of:=[.A18]/[.B18]*1000" office:value-type="float" office:value="2.74674967954901" calcext:value-type="float">
            <text:p>2.7467496795490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377.2" calcext:value-type="float">
            <text:p>3377.2</text:p>
          </table:table-cell>
          <table:table-cell office:value-type="float" office:value="62.6134170925" calcext:value-type="float">
            <text:p>62.6134170925</text:p>
          </table:table-cell>
          <table:table-cell office:value-type="float" office:value="4.788" calcext:value-type="float">
            <text:p>4.788</text:p>
          </table:table-cell>
          <table:table-cell office:value-type="float" office:value="0.138318473097" calcext:value-type="float">
            <text:p>0.138318473097</text:p>
          </table:table-cell>
          <table:table-cell table:number-columns-repeated="6"/>
          <table:table-cell table:formula="of:=[.A19]/[.D19]*1000" office:value-type="float" office:value="3341.68755221387" calcext:value-type="float">
            <text:p>3341.68755221387</text:p>
          </table:table-cell>
          <table:table-cell table:formula="of:=[.A19]/[.B19]*1000" office:value-type="float" office:value="4.73765249318963" calcext:value-type="float">
            <text:p>4.7376524931896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589.73333333" calcext:value-type="float">
            <text:p>3589.73333333</text:p>
          </table:table-cell>
          <table:table-cell office:value-type="float" office:value="76.4097724989" calcext:value-type="float">
            <text:p>76.4097724989</text:p>
          </table:table-cell>
          <table:table-cell office:value-type="float" office:value="6.68933333333" calcext:value-type="float">
            <text:p>6.68933333333</text:p>
          </table:table-cell>
          <table:table-cell office:value-type="float" office:value="0.152109609602" calcext:value-type="float">
            <text:p>0.152109609602</text:p>
          </table:table-cell>
          <table:table-cell table:number-columns-repeated="6"/>
          <table:table-cell table:formula="of:=[.A20]/[.D20]*1000" office:value-type="float" office:value="3587.80147498684" calcext:value-type="float">
            <text:p>3587.80147498684</text:p>
          </table:table-cell>
          <table:table-cell table:formula="of:=[.A20]/[.B20]*1000" office:value-type="float" office:value="6.68573338781589" calcext:value-type="float">
            <text:p>6.6857333878158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568.13333333" calcext:value-type="float">
            <text:p>3568.13333333</text:p>
          </table:table-cell>
          <table:table-cell office:value-type="float" office:value="168.610833974" calcext:value-type="float">
            <text:p>168.610833974</text:p>
          </table:table-cell>
          <table:table-cell office:value-type="float" office:value="9.012" calcext:value-type="float">
            <text:p>9.012</text:p>
          </table:table-cell>
          <table:table-cell office:value-type="float" office:value="0.436934777741" calcext:value-type="float">
            <text:p>0.436934777741</text:p>
          </table:table-cell>
          <table:table-cell table:number-columns-repeated="6"/>
          <table:table-cell table:formula="of:=[.A21]/[.D21]*1000" office:value-type="float" office:value="3550.82112738571" calcext:value-type="float">
            <text:p>3550.82112738571</text:p>
          </table:table-cell>
          <table:table-cell table:formula="of:=[.A21]/[.B21]*1000" office:value-type="float" office:value="8.96827472815755" calcext:value-type="float">
            <text:p>8.9682747281575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634.33333333" calcext:value-type="float">
            <text:p>3634.33333333</text:p>
          </table:table-cell>
          <table:table-cell office:value-type="float" office:value="159.412086535" calcext:value-type="float">
            <text:p>159.412086535</text:p>
          </table:table-cell>
          <table:table-cell office:value-type="float" office:value="11.056" calcext:value-type="float">
            <text:p>11.056</text:p>
          </table:table-cell>
          <table:table-cell office:value-type="float" office:value="0.475028420202" calcext:value-type="float">
            <text:p>0.475028420202</text:p>
          </table:table-cell>
          <table:table-cell table:number-columns-repeated="6"/>
          <table:table-cell table:formula="of:=[.A22]/[.D22]*1000" office:value-type="float" office:value="3617.94500723589" calcext:value-type="float">
            <text:p>3617.94500723589</text:p>
          </table:table-cell>
          <table:table-cell table:formula="of:=[.A22]/[.B22]*1000" office:value-type="float" office:value="11.0061450976896" calcext:value-type="float">
            <text:p>11.006145097689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583.4" calcext:value-type="float">
            <text:p>3583.4</text:p>
          </table:table-cell>
          <table:table-cell office:value-type="float" office:value="50.4892067674" calcext:value-type="float">
            <text:p>50.4892067674</text:p>
          </table:table-cell>
          <table:table-cell office:value-type="float" office:value="13.3853333333" calcext:value-type="float">
            <text:p>13.3853333333</text:p>
          </table:table-cell>
          <table:table-cell office:value-type="float" office:value="0.195594819291" calcext:value-type="float">
            <text:p>0.195594819291</text:p>
          </table:table-cell>
          <table:table-cell table:number-columns-repeated="6"/>
          <table:table-cell table:formula="of:=[.A23]/[.D23]*1000" office:value-type="float" office:value="3586.01454329013" calcext:value-type="float">
            <text:p>3586.01454329013</text:p>
          </table:table-cell>
          <table:table-cell table:formula="of:=[.A23]/[.B23]*1000" office:value-type="float" office:value="13.3950996260535" calcext:value-type="float">
            <text:p>13.395099626053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3651.73333333" calcext:value-type="float">
            <text:p>3651.73333333</text:p>
          </table:table-cell>
          <table:table-cell office:value-type="float" office:value="85.8767333644" calcext:value-type="float">
            <text:p>85.8767333644</text:p>
          </table:table-cell>
          <table:table-cell office:value-type="float" office:value="15.376" calcext:value-type="float">
            <text:p>15.376</text:p>
          </table:table-cell>
          <table:table-cell office:value-type="float" office:value="0.34216370351" calcext:value-type="float">
            <text:p>0.34216370351</text:p>
          </table:table-cell>
          <table:table-cell table:number-columns-repeated="6"/>
          <table:table-cell table:formula="of:=[.A24]/[.D24]*1000" office:value-type="float" office:value="3642.0395421436" calcext:value-type="float">
            <text:p>3642.0395421436</text:p>
          </table:table-cell>
          <table:table-cell table:formula="of:=[.A24]/[.B24]*1000" office:value-type="float" office:value="15.3351832919667" calcext:value-type="float">
            <text:p>15.335183291966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805.8" calcext:value-type="float">
            <text:p>3805.8</text:p>
          </table:table-cell>
          <table:table-cell office:value-type="float" office:value="51.1949216231" calcext:value-type="float">
            <text:p>51.1949216231</text:p>
          </table:table-cell>
          <table:table-cell office:value-type="float" office:value="16.8333333333" calcext:value-type="float">
            <text:p>16.8333333333</text:p>
          </table:table-cell>
          <table:table-cell office:value-type="float" office:value="0.260256283946" calcext:value-type="float">
            <text:p>0.260256283946</text:p>
          </table:table-cell>
          <table:table-cell table:number-columns-repeated="6"/>
          <table:table-cell table:formula="of:=[.A25]/[.D25]*1000" office:value-type="float" office:value="3801.98019802733" calcext:value-type="float">
            <text:p>3801.98019802733</text:p>
          </table:table-cell>
          <table:table-cell table:formula="of:=[.A25]/[.B25]*1000" office:value-type="float" office:value="16.8164380682117" calcext:value-type="float">
            <text:p>16.8164380682117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#Clients</text:p>
          </table:table-cell>
          <table:table-cell office:value-type="string" calcext:value-type="string">
            <text:p>Avg Throughput</text:p>
          </table:table-cell>
          <table:table-cell office:value-type="string" calcext:value-type="string">
            <text:p>Th Std Dev</text:p>
          </table:table-cell>
          <table:table-cell office:value-type="string" calcext:value-type="string">
            <text:p>Avg Response Time</text:p>
          </table:table-cell>
          <table:table-cell office:value-type="string" calcext:value-type="string">
            <text:p>Rt Std Dev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07.6" calcext:value-type="float">
            <text:p>1207.6</text:p>
          </table:table-cell>
          <table:table-cell office:value-type="float" office:value="33.1306504615" calcext:value-type="float">
            <text:p>33.1306504615</text:p>
          </table:table-cell>
          <table:table-cell office:value-type="float" office:value="1.644" calcext:value-type="float">
            <text:p>1.644</text:p>
          </table:table-cell>
          <table:table-cell office:value-type="float" office:value="0.0435889894354" calcext:value-type="float">
            <text:p>0.0435889894354</text:p>
          </table:table-cell>
          <table:table-cell table:number-columns-repeated="6"/>
          <table:table-cell table:formula="of:=[.A29]/[.D29]*1000" office:value-type="float" office:value="1216.54501216545" calcext:value-type="float">
            <text:p>1216.54501216545</text:p>
          </table:table-cell>
          <table:table-cell table:formula="of:=[.A29]/[.B29]*1000" office:value-type="float" office:value="1.65617754223253" calcext:value-type="float">
            <text:p>1.6561775422325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156.66666667" calcext:value-type="float">
            <text:p>3156.66666667</text:p>
          </table:table-cell>
          <table:table-cell office:value-type="float" office:value="84.0633887809" calcext:value-type="float">
            <text:p>84.0633887809</text:p>
          </table:table-cell>
          <table:table-cell office:value-type="float" office:value="2.534" calcext:value-type="float">
            <text:p>2.534</text:p>
          </table:table-cell>
          <table:table-cell office:value-type="float" office:value="0.073511903798" calcext:value-type="float">
            <text:p>0.073511903798</text:p>
          </table:table-cell>
          <table:table-cell table:number-columns-repeated="6"/>
          <table:table-cell table:formula="of:=[.A30]/[.D30]*1000" office:value-type="float" office:value="3157.06393054459" calcext:value-type="float">
            <text:p>3157.06393054459</text:p>
          </table:table-cell>
          <table:table-cell table:formula="of:=[.A30]/[.B30]*1000" office:value-type="float" office:value="2.53431890179247" calcext:value-type="float">
            <text:p>2.5343189017924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404.4" calcext:value-type="float">
            <text:p>3404.4</text:p>
          </table:table-cell>
          <table:table-cell office:value-type="float" office:value="153.676543428" calcext:value-type="float">
            <text:p>153.676543428</text:p>
          </table:table-cell>
          <table:table-cell office:value-type="float" office:value="4.72" calcext:value-type="float">
            <text:p>4.72</text:p>
          </table:table-cell>
          <table:table-cell office:value-type="float" office:value="0.223329353198" calcext:value-type="float">
            <text:p>0.223329353198</text:p>
          </table:table-cell>
          <table:table-cell table:number-columns-repeated="6"/>
          <table:table-cell table:formula="of:=[.A31]/[.D31]*1000" office:value-type="float" office:value="3389.83050847458" calcext:value-type="float">
            <text:p>3389.83050847458</text:p>
          </table:table-cell>
          <table:table-cell table:formula="of:=[.A31]/[.B31]*1000" office:value-type="float" office:value="4.69980025848901" calcext:value-type="float">
            <text:p>4.6998002584890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393.66666667" calcext:value-type="float">
            <text:p>3393.66666667</text:p>
          </table:table-cell>
          <table:table-cell office:value-type="float" office:value="320.874077067" calcext:value-type="float">
            <text:p>320.874077067</text:p>
          </table:table-cell>
          <table:table-cell office:value-type="float" office:value="7.12533333333" calcext:value-type="float">
            <text:p>7.12533333333</text:p>
          </table:table-cell>
          <table:table-cell office:value-type="float" office:value="0.72742376462" calcext:value-type="float">
            <text:p>0.72742376462</text:p>
          </table:table-cell>
          <table:table-cell table:number-columns-repeated="6"/>
          <table:table-cell table:formula="of:=[.A32]/[.D32]*1000" office:value-type="float" office:value="3368.26347305547" calcext:value-type="float">
            <text:p>3368.26347305547</text:p>
          </table:table-cell>
          <table:table-cell table:formula="of:=[.A32]/[.B32]*1000" office:value-type="float" office:value="7.07199685688334" calcext:value-type="float">
            <text:p>7.0719968568833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417" calcext:value-type="float">
            <text:p>3417</text:p>
          </table:table-cell>
          <table:table-cell office:value-type="float" office:value="143.988749561" calcext:value-type="float">
            <text:p>143.988749561</text:p>
          </table:table-cell>
          <table:table-cell office:value-type="float" office:value="9.39066666667" calcext:value-type="float">
            <text:p>9.39066666667</text:p>
          </table:table-cell>
          <table:table-cell office:value-type="float" office:value="0.437311483194" calcext:value-type="float">
            <text:p>0.437311483194</text:p>
          </table:table-cell>
          <table:table-cell table:number-columns-repeated="6"/>
          <table:table-cell table:formula="of:=[.A33]/[.D33]*1000" office:value-type="float" office:value="3407.63879028702" calcext:value-type="float">
            <text:p>3407.63879028702</text:p>
          </table:table-cell>
          <table:table-cell table:formula="of:=[.A33]/[.B33]*1000" office:value-type="float" office:value="9.36494000585309" calcext:value-type="float">
            <text:p>9.3649400058530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559.13333333" calcext:value-type="float">
            <text:p>3559.13333333</text:p>
          </table:table-cell>
          <table:table-cell office:value-type="float" office:value="82.4430308354" calcext:value-type="float">
            <text:p>82.4430308354</text:p>
          </table:table-cell>
          <table:table-cell office:value-type="float" office:value="11.2686666667" calcext:value-type="float">
            <text:p>11.2686666667</text:p>
          </table:table-cell>
          <table:table-cell office:value-type="float" office:value="0.217387518808" calcext:value-type="float">
            <text:p>0.217387518808</text:p>
          </table:table-cell>
          <table:table-cell table:number-columns-repeated="6"/>
          <table:table-cell table:formula="of:=[.A34]/[.D34]*1000" office:value-type="float" office:value="3549.665739799" calcext:value-type="float">
            <text:p>3549.665739799</text:p>
          </table:table-cell>
          <table:table-cell table:formula="of:=[.A34]/[.B34]*1000" office:value-type="float" office:value="11.2386910671242" calcext:value-type="float">
            <text:p>11.238691067124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601.86666667" calcext:value-type="float">
            <text:p>3601.86666667</text:p>
          </table:table-cell>
          <table:table-cell office:value-type="float" office:value="159.678969603" calcext:value-type="float">
            <text:p>159.678969603</text:p>
          </table:table-cell>
          <table:table-cell office:value-type="float" office:value="13.408" calcext:value-type="float">
            <text:p>13.408</text:p>
          </table:table-cell>
          <table:table-cell office:value-type="float" office:value="0.586354841372" calcext:value-type="float">
            <text:p>0.586354841372</text:p>
          </table:table-cell>
          <table:table-cell table:number-columns-repeated="6"/>
          <table:table-cell table:formula="of:=[.A35]/[.D35]*1000" office:value-type="float" office:value="3579.9522673031" calcext:value-type="float">
            <text:p>3579.9522673031</text:p>
          </table:table-cell>
          <table:table-cell table:formula="of:=[.A35]/[.B35]*1000" office:value-type="float" office:value="13.3264233360356" calcext:value-type="float">
            <text:p>13.3264233360356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3591.46666667" calcext:value-type="float">
            <text:p>3591.46666667</text:p>
          </table:table-cell>
          <table:table-cell office:value-type="float" office:value="112.996342124" calcext:value-type="float">
            <text:p>112.996342124</text:p>
          </table:table-cell>
          <table:table-cell office:value-type="float" office:value="15.606" calcext:value-type="float">
            <text:p>15.606</text:p>
          </table:table-cell>
          <table:table-cell office:value-type="float" office:value="0.443355387923" calcext:value-type="float">
            <text:p>0.443355387923</text:p>
          </table:table-cell>
          <table:table-cell table:number-columns-repeated="6"/>
          <table:table-cell table:formula="of:=[.A36]/[.D36]*1000" office:value-type="float" office:value="3588.36344995515" calcext:value-type="float">
            <text:p>3588.36344995515</text:p>
          </table:table-cell>
          <table:table-cell table:formula="of:=[.A36]/[.B36]*1000" office:value-type="float" office:value="15.5925155925011" calcext:value-type="float">
            <text:p>15.592515592501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607.26666667" calcext:value-type="float">
            <text:p>3607.26666667</text:p>
          </table:table-cell>
          <table:table-cell office:value-type="float" office:value="189.505707918" calcext:value-type="float">
            <text:p>189.505707918</text:p>
          </table:table-cell>
          <table:table-cell office:value-type="float" office:value="17.7713333333" calcext:value-type="float">
            <text:p>17.7713333333</text:p>
          </table:table-cell>
          <table:table-cell office:value-type="float" office:value="0.92572206052" calcext:value-type="float">
            <text:p>0.92572206052</text:p>
          </table:table-cell>
          <table:table-cell table:number-columns-repeated="6"/>
          <table:table-cell table:formula="of:=[.A37]/[.D37]*1000" office:value-type="float" office:value="3601.3054732408" calcext:value-type="float">
            <text:p>3601.3054732408</text:p>
          </table:table-cell>
          <table:table-cell table:formula="of:=[.A37]/[.B37]*1000" office:value-type="float" office:value="17.741965292264" calcext:value-type="float">
            <text:p>17.741965292264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#Clients</text:p>
          </table:table-cell>
          <table:table-cell office:value-type="string" calcext:value-type="string">
            <text:p>Avg Throughput</text:p>
          </table:table-cell>
          <table:table-cell office:value-type="string" calcext:value-type="string">
            <text:p>Th Std Dev</text:p>
          </table:table-cell>
          <table:table-cell office:value-type="string" calcext:value-type="string">
            <text:p>Avg Response Time</text:p>
          </table:table-cell>
          <table:table-cell office:value-type="string" calcext:value-type="string">
            <text:p>Rt Std Dev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17.06666667" calcext:value-type="float">
            <text:p>1217.06666667</text:p>
          </table:table-cell>
          <table:table-cell office:value-type="float" office:value="19.6614682395" calcext:value-type="float">
            <text:p>19.6614682395</text:p>
          </table:table-cell>
          <table:table-cell office:value-type="float" office:value="1.63533333333" calcext:value-type="float">
            <text:p>1.63533333333</text:p>
          </table:table-cell>
          <table:table-cell office:value-type="float" office:value="0.0313900196453" calcext:value-type="float">
            <text:p>0.0313900196453</text:p>
          </table:table-cell>
          <table:table-cell table:number-columns-repeated="6"/>
          <table:table-cell table:formula="of:=[.A42]/[.D42]*1000" office:value-type="float" office:value="1222.99225438488" calcext:value-type="float">
            <text:p>1222.99225438488</text:p>
          </table:table-cell>
          <table:table-cell table:formula="of:=[.A42]/[.B42]*1000" office:value-type="float" office:value="1.6432953549473" calcext:value-type="float">
            <text:p>1.643295354947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056.46666667" calcext:value-type="float">
            <text:p>3056.46666667</text:p>
          </table:table-cell>
          <table:table-cell office:value-type="float" office:value="230.170835106" calcext:value-type="float">
            <text:p>230.170835106</text:p>
          </table:table-cell>
          <table:table-cell office:value-type="float" office:value="2.62733333333" calcext:value-type="float">
            <text:p>2.62733333333</text:p>
          </table:table-cell>
          <table:table-cell office:value-type="float" office:value="0.219602671508" calcext:value-type="float">
            <text:p>0.219602671508</text:p>
          </table:table-cell>
          <table:table-cell table:number-columns-repeated="6"/>
          <table:table-cell table:formula="of:=[.A43]/[.D43]*1000" office:value-type="float" office:value="3044.91245877067" calcext:value-type="float">
            <text:p>3044.91245877067</text:p>
          </table:table-cell>
          <table:table-cell table:formula="of:=[.A43]/[.B43]*1000" office:value-type="float" office:value="2.61740135668352" calcext:value-type="float">
            <text:p>2.6174013566835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531.93333333" calcext:value-type="float">
            <text:p>3531.93333333</text:p>
          </table:table-cell>
          <table:table-cell office:value-type="float" office:value="95.7006443726" calcext:value-type="float">
            <text:p>95.7006443726</text:p>
          </table:table-cell>
          <table:table-cell office:value-type="float" office:value="4.526" calcext:value-type="float">
            <text:p>4.526</text:p>
          </table:table-cell>
          <table:table-cell office:value-type="float" office:value="0.125299640861" calcext:value-type="float">
            <text:p>0.125299640861</text:p>
          </table:table-cell>
          <table:table-cell table:number-columns-repeated="6"/>
          <table:table-cell table:formula="of:=[.A44]/[.D44]*1000" office:value-type="float" office:value="3535.13035793195" calcext:value-type="float">
            <text:p>3535.13035793195</text:p>
          </table:table-cell>
          <table:table-cell table:formula="of:=[.A44]/[.B44]*1000" office:value-type="float" office:value="4.53009683082403" calcext:value-type="float">
            <text:p>4.5300968308240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653.4" calcext:value-type="float">
            <text:p>3653.4</text:p>
          </table:table-cell>
          <table:table-cell office:value-type="float" office:value="54.7024679516" calcext:value-type="float">
            <text:p>54.7024679516</text:p>
          </table:table-cell>
          <table:table-cell office:value-type="float" office:value="6.57133333333" calcext:value-type="float">
            <text:p>6.57133333333</text:p>
          </table:table-cell>
          <table:table-cell office:value-type="float" office:value="0.0923976911688" calcext:value-type="float">
            <text:p>0.0923976911688</text:p>
          </table:table-cell>
          <table:table-cell table:number-columns-repeated="6"/>
          <table:table-cell table:formula="of:=[.A45]/[.D45]*1000" office:value-type="float" office:value="3652.22684386915" calcext:value-type="float">
            <text:p>3652.22684386915</text:p>
          </table:table-cell>
          <table:table-cell table:formula="of:=[.A45]/[.B45]*1000" office:value-type="float" office:value="6.56922318935786" calcext:value-type="float">
            <text:p>6.5692231893578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567.93333333" calcext:value-type="float">
            <text:p>3567.93333333</text:p>
          </table:table-cell>
          <table:table-cell office:value-type="float" office:value="76.7427738183" calcext:value-type="float">
            <text:p>76.7427738183</text:p>
          </table:table-cell>
          <table:table-cell office:value-type="float" office:value="8.99" calcext:value-type="float">
            <text:p>8.99</text:p>
          </table:table-cell>
          <table:table-cell office:value-type="float" office:value="0.180310842713" calcext:value-type="float">
            <text:p>0.180310842713</text:p>
          </table:table-cell>
          <table:table-cell table:number-columns-repeated="6"/>
          <table:table-cell table:formula="of:=[.A46]/[.D46]*1000" office:value-type="float" office:value="3559.510567297" calcext:value-type="float">
            <text:p>3559.510567297</text:p>
          </table:table-cell>
          <table:table-cell table:formula="of:=[.A46]/[.B46]*1000" office:value-type="float" office:value="8.96877744353311" calcext:value-type="float">
            <text:p>8.9687774435331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398.73333333" calcext:value-type="float">
            <text:p>3398.73333333</text:p>
          </table:table-cell>
          <table:table-cell office:value-type="float" office:value="390.515881026" calcext:value-type="float">
            <text:p>390.515881026</text:p>
          </table:table-cell>
          <table:table-cell office:value-type="float" office:value="11.9366666667" calcext:value-type="float">
            <text:p>11.9366666667</text:p>
          </table:table-cell>
          <table:table-cell office:value-type="float" office:value="1.39794468179" calcext:value-type="float">
            <text:p>1.39794468179</text:p>
          </table:table-cell>
          <table:table-cell table:number-columns-repeated="6"/>
          <table:table-cell table:formula="of:=[.A47]/[.D47]*1000" office:value-type="float" office:value="3351.01926835144" calcext:value-type="float">
            <text:p>3351.01926835144</text:p>
          </table:table-cell>
          <table:table-cell table:formula="of:=[.A47]/[.B47]*1000" office:value-type="float" office:value="11.7690904454716" calcext:value-type="float">
            <text:p>11.769090445471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672.93333333" calcext:value-type="float">
            <text:p>3672.93333333</text:p>
          </table:table-cell>
          <table:table-cell office:value-type="float" office:value="200.560148916" calcext:value-type="float">
            <text:p>200.560148916</text:p>
          </table:table-cell>
          <table:table-cell office:value-type="float" office:value="13.098" calcext:value-type="float">
            <text:p>13.098</text:p>
          </table:table-cell>
          <table:table-cell office:value-type="float" office:value="0.707103952754" calcext:value-type="float">
            <text:p>0.707103952754</text:p>
          </table:table-cell>
          <table:table-cell table:number-columns-repeated="6"/>
          <table:table-cell table:formula="of:=[.A48]/[.D48]*1000" office:value-type="float" office:value="3664.68163078333" calcext:value-type="float">
            <text:p>3664.68163078333</text:p>
          </table:table-cell>
          <table:table-cell table:formula="of:=[.A48]/[.B48]*1000" office:value-type="float" office:value="13.0685737103977" calcext:value-type="float">
            <text:p>13.0685737103977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3621" calcext:value-type="float">
            <text:p>3621</text:p>
          </table:table-cell>
          <table:table-cell office:value-type="float" office:value="120.115111456" calcext:value-type="float">
            <text:p>120.115111456</text:p>
          </table:table-cell>
          <table:table-cell office:value-type="float" office:value="15.4733333333" calcext:value-type="float">
            <text:p>15.4733333333</text:p>
          </table:table-cell>
          <table:table-cell office:value-type="float" office:value="0.546118424276" calcext:value-type="float">
            <text:p>0.546118424276</text:p>
          </table:table-cell>
          <table:table-cell table:number-columns-repeated="6"/>
          <table:table-cell table:formula="of:=[.A49]/[.D49]*1000" office:value-type="float" office:value="3619.12968548819" calcext:value-type="float">
            <text:p>3619.12968548819</text:p>
          </table:table-cell>
          <table:table-cell table:formula="of:=[.A49]/[.B49]*1000" office:value-type="float" office:value="15.4653410660039" calcext:value-type="float">
            <text:p>15.465341066003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670.06666667" calcext:value-type="float">
            <text:p>3670.06666667</text:p>
          </table:table-cell>
          <table:table-cell office:value-type="float" office:value="92.8108470672" calcext:value-type="float">
            <text:p>92.8108470672</text:p>
          </table:table-cell>
          <table:table-cell office:value-type="float" office:value="17.504" calcext:value-type="float">
            <text:p>17.504</text:p>
          </table:table-cell>
          <table:table-cell office:value-type="float" office:value="0.39495316178" calcext:value-type="float">
            <text:p>0.39495316178</text:p>
          </table:table-cell>
          <table:table-cell table:number-columns-repeated="6"/>
          <table:table-cell table:formula="of:=[.A50]/[.D50]*1000" office:value-type="float" office:value="3656.3071297989" calcext:value-type="float">
            <text:p>3656.3071297989</text:p>
          </table:table-cell>
          <table:table-cell table:formula="of:=[.A50]/[.B50]*1000" office:value-type="float" office:value="17.4383753246831" calcext:value-type="float">
            <text:p>17.4383753246831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#Clients</text:p>
          </table:table-cell>
          <table:table-cell office:value-type="string" calcext:value-type="string">
            <text:p>Avg Throughput</text:p>
          </table:table-cell>
          <table:table-cell office:value-type="string" calcext:value-type="string">
            <text:p>Th Std Dev</text:p>
          </table:table-cell>
          <table:table-cell office:value-type="string" calcext:value-type="string">
            <text:p>Avg Response Time</text:p>
          </table:table-cell>
          <table:table-cell office:value-type="string" calcext:value-type="string">
            <text:p>Rt Std Dev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19.53333333" calcext:value-type="float">
            <text:p>1219.53333333</text:p>
          </table:table-cell>
          <table:table-cell office:value-type="float" office:value="31.5647482698" calcext:value-type="float">
            <text:p>31.5647482698</text:p>
          </table:table-cell>
          <table:table-cell office:value-type="float" office:value="1.632" calcext:value-type="float">
            <text:p>1.632</text:p>
          </table:table-cell>
          <table:table-cell office:value-type="float" office:value="0.0416173040934" calcext:value-type="float">
            <text:p>0.0416173040934</text:p>
          </table:table-cell>
          <table:table-cell table:number-columns-repeated="6"/>
          <table:table-cell table:formula="of:=[.A56]/[.D56]*1000" office:value-type="float" office:value="1225.49019607843" calcext:value-type="float">
            <text:p>1225.49019607843</text:p>
          </table:table-cell>
          <table:table-cell table:formula="of:=[.A56]/[.B56]*1000" office:value-type="float" office:value="1.63997157383054" calcext:value-type="float">
            <text:p>1.6399715738305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121" calcext:value-type="float">
            <text:p>3121</text:p>
          </table:table-cell>
          <table:table-cell office:value-type="float" office:value="32.6508805394" calcext:value-type="float">
            <text:p>32.6508805394</text:p>
          </table:table-cell>
          <table:table-cell office:value-type="float" office:value="2.56466666667" calcext:value-type="float">
            <text:p>2.56466666667</text:p>
          </table:table-cell>
          <table:table-cell office:value-type="float" office:value="0.0261023626006" calcext:value-type="float">
            <text:p>0.0261023626006</text:p>
          </table:table-cell>
          <table:table-cell table:number-columns-repeated="6"/>
          <table:table-cell table:formula="of:=[.A57]/[.D57]*1000" office:value-type="float" office:value="3119.31375097073" calcext:value-type="float">
            <text:p>3119.31375097073</text:p>
          </table:table-cell>
          <table:table-cell table:formula="of:=[.A57]/[.B57]*1000" office:value-type="float" office:value="2.56328099967959" calcext:value-type="float">
            <text:p>2.5632809996795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703.13333333" calcext:value-type="float">
            <text:p>3703.13333333</text:p>
          </table:table-cell>
          <table:table-cell office:value-type="float" office:value="45.1974925558" calcext:value-type="float">
            <text:p>45.1974925558</text:p>
          </table:table-cell>
          <table:table-cell office:value-type="float" office:value="4.35066666667" calcext:value-type="float">
            <text:p>4.35066666667</text:p>
          </table:table-cell>
          <table:table-cell office:value-type="float" office:value="0.100803439095" calcext:value-type="float">
            <text:p>0.100803439095</text:p>
          </table:table-cell>
          <table:table-cell table:number-columns-repeated="6"/>
          <table:table-cell table:formula="of:=[.A58]/[.D58]*1000" office:value-type="float" office:value="3677.59730309249" calcext:value-type="float">
            <text:p>3677.59730309249</text:p>
          </table:table-cell>
          <table:table-cell table:formula="of:=[.A58]/[.B58]*1000" office:value-type="float" office:value="4.32066538247279" calcext:value-type="float">
            <text:p>4.3206653824727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926.53333333" calcext:value-type="float">
            <text:p>3926.53333333</text:p>
          </table:table-cell>
          <table:table-cell office:value-type="float" office:value="101.539811568" calcext:value-type="float">
            <text:p>101.539811568</text:p>
          </table:table-cell>
          <table:table-cell office:value-type="float" office:value="6.12066666667" calcext:value-type="float">
            <text:p>6.12066666667</text:p>
          </table:table-cell>
          <table:table-cell office:value-type="float" office:value="0.152922638394" calcext:value-type="float">
            <text:p>0.152922638394</text:p>
          </table:table-cell>
          <table:table-cell table:number-columns-repeated="6"/>
          <table:table-cell table:formula="of:=[.A59]/[.D59]*1000" office:value-type="float" office:value="3921.14148785322" calcext:value-type="float">
            <text:p>3921.14148785322</text:p>
          </table:table-cell>
          <table:table-cell table:formula="of:=[.A59]/[.B59]*1000" office:value-type="float" office:value="6.11226187646959" calcext:value-type="float">
            <text:p>6.1122618764695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960" calcext:value-type="float">
            <text:p>3960</text:p>
          </table:table-cell>
          <table:table-cell office:value-type="float" office:value="34.5201390495" calcext:value-type="float">
            <text:p>34.5201390495</text:p>
          </table:table-cell>
          <table:table-cell office:value-type="float" office:value="8.09066666667" calcext:value-type="float">
            <text:p>8.09066666667</text:p>
          </table:table-cell>
          <table:table-cell office:value-type="float" office:value="0.0720370275159" calcext:value-type="float">
            <text:p>0.0720370275159</text:p>
          </table:table-cell>
          <table:table-cell table:number-columns-repeated="6"/>
          <table:table-cell table:formula="of:=[.A60]/[.D60]*1000" office:value-type="float" office:value="3955.17468688037" calcext:value-type="float">
            <text:p>3955.17468688037</text:p>
          </table:table-cell>
          <table:table-cell table:formula="of:=[.A60]/[.B60]*1000" office:value-type="float" office:value="8.08080808080808" calcext:value-type="float">
            <text:p>8.0808080808080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931.06666667" calcext:value-type="float">
            <text:p>3931.06666667</text:p>
          </table:table-cell>
          <table:table-cell office:value-type="float" office:value="77.5077630521" calcext:value-type="float">
            <text:p>77.5077630521</text:p>
          </table:table-cell>
          <table:table-cell office:value-type="float" office:value="10.1733333333" calcext:value-type="float">
            <text:p>10.1733333333</text:p>
          </table:table-cell>
          <table:table-cell office:value-type="float" office:value="0.192013888387" calcext:value-type="float">
            <text:p>0.192013888387</text:p>
          </table:table-cell>
          <table:table-cell table:number-columns-repeated="6"/>
          <table:table-cell table:formula="of:=[.A61]/[.D61]*1000" office:value-type="float" office:value="3931.8479685581" calcext:value-type="float">
            <text:p>3931.8479685581</text:p>
          </table:table-cell>
          <table:table-cell table:formula="of:=[.A61]/[.B61]*1000" office:value-type="float" office:value="10.1753552894802" calcext:value-type="float">
            <text:p>10.175355289480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941.13333333" calcext:value-type="float">
            <text:p>3941.13333333</text:p>
          </table:table-cell>
          <table:table-cell office:value-type="float" office:value="104.845473595" calcext:value-type="float">
            <text:p>104.845473595</text:p>
          </table:table-cell>
          <table:table-cell office:value-type="float" office:value="12.172" calcext:value-type="float">
            <text:p>12.172</text:p>
          </table:table-cell>
          <table:table-cell office:value-type="float" office:value="0.282835641318" calcext:value-type="float">
            <text:p>0.282835641318</text:p>
          </table:table-cell>
          <table:table-cell table:number-columns-repeated="6"/>
          <table:table-cell table:formula="of:=[.A62]/[.D62]*1000" office:value-type="float" office:value="3943.47683207361" calcext:value-type="float">
            <text:p>3943.47683207361</text:p>
          </table:table-cell>
          <table:table-cell table:formula="of:=[.A62]/[.B62]*1000" office:value-type="float" office:value="12.1792377827124" calcext:value-type="float">
            <text:p>12.1792377827124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4063.8" calcext:value-type="float">
            <text:p>4063.8</text:p>
          </table:table-cell>
          <table:table-cell office:value-type="float" office:value="112.903321475" calcext:value-type="float">
            <text:p>112.903321475</text:p>
          </table:table-cell>
          <table:table-cell office:value-type="float" office:value="13.8113333333" calcext:value-type="float">
            <text:p>13.8113333333</text:p>
          </table:table-cell>
          <table:table-cell office:value-type="float" office:value="0.392491188861" calcext:value-type="float">
            <text:p>0.392491188861</text:p>
          </table:table-cell>
          <table:table-cell table:number-columns-repeated="6"/>
          <table:table-cell table:formula="of:=[.A63]/[.D63]*1000" office:value-type="float" office:value="4054.64111600148" calcext:value-type="float">
            <text:p>4054.64111600148</text:p>
          </table:table-cell>
          <table:table-cell table:formula="of:=[.A63]/[.B63]*1000" office:value-type="float" office:value="13.7802057187854" calcext:value-type="float">
            <text:p>13.780205718785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050.86666667" calcext:value-type="float">
            <text:p>4050.86666667</text:p>
          </table:table-cell>
          <table:table-cell office:value-type="float" office:value="301.529722139" calcext:value-type="float">
            <text:p>301.529722139</text:p>
          </table:table-cell>
          <table:table-cell office:value-type="float" office:value="15.9186666667" calcext:value-type="float">
            <text:p>15.9186666667</text:p>
          </table:table-cell>
          <table:table-cell office:value-type="float" office:value="1.33824113423" calcext:value-type="float">
            <text:p>1.33824113423</text:p>
          </table:table-cell>
          <table:table-cell table:number-columns-repeated="6"/>
          <table:table-cell table:formula="of:=[.A64]/[.D64]*1000" office:value-type="float" office:value="4020.43722253953" calcext:value-type="float">
            <text:p>4020.43722253953</text:p>
          </table:table-cell>
          <table:table-cell table:formula="of:=[.A64]/[.B64]*1000" office:value-type="float" office:value="15.7990882609353" calcext:value-type="float">
            <text:p>15.7990882609353</text:p>
          </table:table-cell>
        </table:table-row>
        <table:table-row table:style-name="ro1" table:number-rows-repeated="4">
          <table:table-cell table:number-columns-repeated="13"/>
        </table:table-row>
        <table:table-row table:style-name="ro1">
          <table:table-cell office:value-type="string" calcext:value-type="string">
            <text:p>#Clients</text:p>
          </table:table-cell>
          <table:table-cell office:value-type="string" calcext:value-type="string">
            <text:p>Avg Throughput</text:p>
          </table:table-cell>
          <table:table-cell office:value-type="string" calcext:value-type="string">
            <text:p>Th Std Dev</text:p>
          </table:table-cell>
          <table:table-cell office:value-type="string" calcext:value-type="string">
            <text:p>Avg Response Time</text:p>
          </table:table-cell>
          <table:table-cell office:value-type="string" calcext:value-type="string">
            <text:p>Rt Std Dev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77.4" calcext:value-type="float">
            <text:p>1177.4</text:p>
          </table:table-cell>
          <table:table-cell office:value-type="float" office:value="6.26418390535" calcext:value-type="float">
            <text:p>6.26418390535</text:p>
          </table:table-cell>
          <table:table-cell office:value-type="float" office:value="1.692" calcext:value-type="float">
            <text:p>1.692</text:p>
          </table:table-cell>
          <table:table-cell office:value-type="float" office:value="0.0111355287257" calcext:value-type="float">
            <text:p>0.0111355287257</text:p>
          </table:table-cell>
          <table:table-cell table:number-columns-repeated="6"/>
          <table:table-cell table:formula="of:=[.A70]/[.D70]*1000" office:value-type="float" office:value="1182.03309692671" calcext:value-type="float">
            <text:p>1182.03309692671</text:p>
          </table:table-cell>
          <table:table-cell table:formula="of:=[.A70]/[.B70]*1000" office:value-type="float" office:value="1.6986580601325" calcext:value-type="float">
            <text:p>1.698658060132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137.06666667" calcext:value-type="float">
            <text:p>3137.06666667</text:p>
          </table:table-cell>
          <table:table-cell office:value-type="float" office:value="36.2862692121" calcext:value-type="float">
            <text:p>36.2862692121</text:p>
          </table:table-cell>
          <table:table-cell office:value-type="float" office:value="2.54733333333" calcext:value-type="float">
            <text:p>2.54733333333</text:p>
          </table:table-cell>
          <table:table-cell office:value-type="float" office:value="0.0300887575904" calcext:value-type="float">
            <text:p>0.0300887575904</text:p>
          </table:table-cell>
          <table:table-cell table:number-columns-repeated="6"/>
          <table:table-cell table:formula="of:=[.A71]/[.D71]*1000" office:value-type="float" office:value="3140.53912588739" calcext:value-type="float">
            <text:p>3140.53912588739</text:p>
          </table:table-cell>
          <table:table-cell table:formula="of:=[.A71]/[.B71]*1000" office:value-type="float" office:value="2.55015300917784" calcext:value-type="float">
            <text:p>2.5501530091778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621.2" calcext:value-type="float">
            <text:p>3621.2</text:p>
          </table:table-cell>
          <table:table-cell office:value-type="float" office:value="31.5867060644" calcext:value-type="float">
            <text:p>31.5867060644</text:p>
          </table:table-cell>
          <table:table-cell office:value-type="float" office:value="4.42066666667" calcext:value-type="float">
            <text:p>4.42066666667</text:p>
          </table:table-cell>
          <table:table-cell office:value-type="float" office:value="0.0424421174464" calcext:value-type="float">
            <text:p>0.0424421174464</text:p>
          </table:table-cell>
          <table:table-cell table:number-columns-repeated="6"/>
          <table:table-cell table:formula="of:=[.A72]/[.D72]*1000" office:value-type="float" office:value="3619.36359523178" calcext:value-type="float">
            <text:p>3619.36359523178</text:p>
          </table:table-cell>
          <table:table-cell table:formula="of:=[.A72]/[.B72]*1000" office:value-type="float" office:value="4.41842483154755" calcext:value-type="float">
            <text:p>4.4184248315475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780.06666667" calcext:value-type="float">
            <text:p>3780.06666667</text:p>
          </table:table-cell>
          <table:table-cell office:value-type="float" office:value="58.1076013387" calcext:value-type="float">
            <text:p>58.1076013387</text:p>
          </table:table-cell>
          <table:table-cell office:value-type="float" office:value="6.35933333333" calcext:value-type="float">
            <text:p>6.35933333333</text:p>
          </table:table-cell>
          <table:table-cell office:value-type="float" office:value="0.116281268196" calcext:value-type="float">
            <text:p>0.116281268196</text:p>
          </table:table-cell>
          <table:table-cell table:number-columns-repeated="6"/>
          <table:table-cell table:formula="of:=[.A73]/[.D73]*1000" office:value-type="float" office:value="3773.98050110272" calcext:value-type="float">
            <text:p>3773.98050110272</text:p>
          </table:table-cell>
          <table:table-cell table:formula="of:=[.A73]/[.B73]*1000" office:value-type="float" office:value="6.3490943722277" calcext:value-type="float">
            <text:p>6.349094372227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893.53333333" calcext:value-type="float">
            <text:p>3893.53333333</text:p>
          </table:table-cell>
          <table:table-cell office:value-type="float" office:value="136.400195503" calcext:value-type="float">
            <text:p>136.400195503</text:p>
          </table:table-cell>
          <table:table-cell office:value-type="float" office:value="8.23333333333" calcext:value-type="float">
            <text:p>8.23333333333</text:p>
          </table:table-cell>
          <table:table-cell office:value-type="float" office:value="0.292009132277" calcext:value-type="float">
            <text:p>0.292009132277</text:p>
          </table:table-cell>
          <table:table-cell table:number-columns-repeated="6"/>
          <table:table-cell table:formula="of:=[.A74]/[.D74]*1000" office:value-type="float" office:value="3886.63967611493" calcext:value-type="float">
            <text:p>3886.63967611493</text:p>
          </table:table-cell>
          <table:table-cell table:formula="of:=[.A74]/[.B74]*1000" office:value-type="float" office:value="8.21875588583482" calcext:value-type="float">
            <text:p>8.2187558858348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015.46666667" calcext:value-type="float">
            <text:p>4015.46666667</text:p>
          </table:table-cell>
          <table:table-cell office:value-type="float" office:value="131.568435931" calcext:value-type="float">
            <text:p>131.568435931</text:p>
          </table:table-cell>
          <table:table-cell office:value-type="float" office:value="9.98133333333" calcext:value-type="float">
            <text:p>9.98133333333</text:p>
          </table:table-cell>
          <table:table-cell office:value-type="float" office:value="0.335501614502" calcext:value-type="float">
            <text:p>0.335501614502</text:p>
          </table:table-cell>
          <table:table-cell table:number-columns-repeated="6"/>
          <table:table-cell table:formula="of:=[.A75]/[.D75]*1000" office:value-type="float" office:value="4007.48063051162" calcext:value-type="float">
            <text:p>4007.48063051162</text:p>
          </table:table-cell>
          <table:table-cell table:formula="of:=[.A75]/[.B75]*1000" office:value-type="float" office:value="9.96148226855329" calcext:value-type="float">
            <text:p>9.9614822685532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796.26666667" calcext:value-type="float">
            <text:p>3796.26666667</text:p>
          </table:table-cell>
          <table:table-cell office:value-type="float" office:value="160.096137784" calcext:value-type="float">
            <text:p>160.096137784</text:p>
          </table:table-cell>
          <table:table-cell office:value-type="float" office:value="12.7273333333" calcext:value-type="float">
            <text:p>12.7273333333</text:p>
          </table:table-cell>
          <table:table-cell office:value-type="float" office:value="0.557581683104" calcext:value-type="float">
            <text:p>0.557581683104</text:p>
          </table:table-cell>
          <table:table-cell table:number-columns-repeated="6"/>
          <table:table-cell table:formula="of:=[.A76]/[.D76]*1000" office:value-type="float" office:value="3771.41061234029" calcext:value-type="float">
            <text:p>3771.41061234029</text:p>
          </table:table-cell>
          <table:table-cell table:formula="of:=[.A76]/[.B76]*1000" office:value-type="float" office:value="12.6440011239001" calcext:value-type="float">
            <text:p>12.644001123900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3981.8" calcext:value-type="float">
            <text:p>3981.8</text:p>
          </table:table-cell>
          <table:table-cell office:value-type="float" office:value="144.08927788" calcext:value-type="float">
            <text:p>144.08927788</text:p>
          </table:table-cell>
          <table:table-cell office:value-type="float" office:value="14.0973333333" calcext:value-type="float">
            <text:p>14.0973333333</text:p>
          </table:table-cell>
          <table:table-cell office:value-type="float" office:value="0.50889815615" calcext:value-type="float">
            <text:p>0.50889815615</text:p>
          </table:table-cell>
          <table:table-cell table:number-columns-repeated="6"/>
          <table:table-cell table:formula="of:=[.A77]/[.D77]*1000" office:value-type="float" office:value="3972.38248369425" calcext:value-type="float">
            <text:p>3972.38248369425</text:p>
          </table:table-cell>
          <table:table-cell table:formula="of:=[.A77]/[.B77]*1000" office:value-type="float" office:value="14.063991159777" calcext:value-type="float">
            <text:p>14.06399115977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882" calcext:value-type="float">
            <text:p>3882</text:p>
          </table:table-cell>
          <table:table-cell office:value-type="float" office:value="109.821491521" calcext:value-type="float">
            <text:p>109.821491521</text:p>
          </table:table-cell>
          <table:table-cell office:value-type="float" office:value="16.5166666667" calcext:value-type="float">
            <text:p>16.5166666667</text:p>
          </table:table-cell>
          <table:table-cell office:value-type="float" office:value="0.511008153881" calcext:value-type="float">
            <text:p>0.511008153881</text:p>
          </table:table-cell>
          <table:table-cell table:number-columns-repeated="6"/>
          <table:table-cell table:formula="of:=[.A78]/[.D78]*1000" office:value-type="float" office:value="3874.87386477523" calcext:value-type="float">
            <text:p>3874.87386477523</text:p>
          </table:table-cell>
          <table:table-cell table:formula="of:=[.A78]/[.B78]*1000" office:value-type="float" office:value="16.4863472436888" calcext:value-type="float">
            <text:p>16.4863472436888</text:p>
          </table:table-cell>
        </table:table-row>
        <table:table-row table:style-name="ro1" table:number-rows-repeated="3">
          <table:table-cell table:number-columns-repeated="13"/>
        </table:table-row>
        <table:table-row table:style-name="ro1">
          <table:table-cell office:value-type="string" calcext:value-type="string">
            <text:p>#Clients</text:p>
          </table:table-cell>
          <table:table-cell office:value-type="string" calcext:value-type="string">
            <text:p>Avg Throughput</text:p>
          </table:table-cell>
          <table:table-cell office:value-type="string" calcext:value-type="string">
            <text:p>Th Std Dev</text:p>
          </table:table-cell>
          <table:table-cell office:value-type="string" calcext:value-type="string">
            <text:p>Avg Response Time</text:p>
          </table:table-cell>
          <table:table-cell office:value-type="string" calcext:value-type="string">
            <text:p>Rt Std Dev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82.53333333" calcext:value-type="float">
            <text:p>1182.53333333</text:p>
          </table:table-cell>
          <table:table-cell office:value-type="float" office:value="23.5153850348" calcext:value-type="float">
            <text:p>23.5153850348</text:p>
          </table:table-cell>
          <table:table-cell office:value-type="float" office:value="1.68466666667" calcext:value-type="float">
            <text:p>1.68466666667</text:p>
          </table:table-cell>
          <table:table-cell office:value-type="float" office:value="0.030550504633" calcext:value-type="float">
            <text:p>0.030550504633</text:p>
          </table:table-cell>
          <table:table-cell table:number-columns-repeated="6"/>
          <table:table-cell table:formula="of:=[.A83]/[.D83]*1000" office:value-type="float" office:value="1187.17847249468" calcext:value-type="float">
            <text:p>1187.17847249468</text:p>
          </table:table-cell>
          <table:table-cell table:formula="of:=[.A83]/[.B83]*1000" office:value-type="float" office:value="1.6912842485108" calcext:value-type="float">
            <text:p>1.691284248510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215.73333333" calcext:value-type="float">
            <text:p>3215.73333333</text:p>
          </table:table-cell>
          <table:table-cell office:value-type="float" office:value="94.5135616371" calcext:value-type="float">
            <text:p>94.5135616371</text:p>
          </table:table-cell>
          <table:table-cell office:value-type="float" office:value="2.50866666667" calcext:value-type="float">
            <text:p>2.50866666667</text:p>
          </table:table-cell>
          <table:table-cell office:value-type="float" office:value="0.106926766216" calcext:value-type="float">
            <text:p>0.106926766216</text:p>
          </table:table-cell>
          <table:table-cell table:number-columns-repeated="6"/>
          <table:table-cell table:formula="of:=[.A84]/[.D84]*1000" office:value-type="float" office:value="3188.94499069467" calcext:value-type="float">
            <text:p>3188.94499069467</text:p>
          </table:table-cell>
          <table:table-cell table:formula="of:=[.A84]/[.B84]*1000" office:value-type="float" office:value="2.48776847168348" calcext:value-type="float">
            <text:p>2.4877684716834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700.8" calcext:value-type="float">
            <text:p>3700.8</text:p>
          </table:table-cell>
          <table:table-cell office:value-type="float" office:value="213.615823384" calcext:value-type="float">
            <text:p>213.615823384</text:p>
          </table:table-cell>
          <table:table-cell office:value-type="float" office:value="4.33" calcext:value-type="float">
            <text:p>4.33</text:p>
          </table:table-cell>
          <table:table-cell office:value-type="float" office:value="0.268201416849" calcext:value-type="float">
            <text:p>0.268201416849</text:p>
          </table:table-cell>
          <table:table-cell table:number-columns-repeated="6"/>
          <table:table-cell table:formula="of:=[.A85]/[.D85]*1000" office:value-type="float" office:value="3695.15011547344" calcext:value-type="float">
            <text:p>3695.15011547344</text:p>
          </table:table-cell>
          <table:table-cell table:formula="of:=[.A85]/[.B85]*1000" office:value-type="float" office:value="4.32338953739732" calcext:value-type="float">
            <text:p>4.3233895373973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886.46666667" calcext:value-type="float">
            <text:p>3886.46666667</text:p>
          </table:table-cell>
          <table:table-cell office:value-type="float" office:value="120.943678352" calcext:value-type="float">
            <text:p>120.943678352</text:p>
          </table:table-cell>
          <table:table-cell office:value-type="float" office:value="6.20666666667" calcext:value-type="float">
            <text:p>6.20666666667</text:p>
          </table:table-cell>
          <table:table-cell office:value-type="float" office:value="0.229262585987" calcext:value-type="float">
            <text:p>0.229262585987</text:p>
          </table:table-cell>
          <table:table-cell table:number-columns-repeated="6"/>
          <table:table-cell table:formula="of:=[.A86]/[.D86]*1000" office:value-type="float" office:value="3866.8098818454" calcext:value-type="float">
            <text:p>3866.8098818454</text:p>
          </table:table-cell>
          <table:table-cell table:formula="of:=[.A86]/[.B86]*1000" office:value-type="float" office:value="6.17527488549482" calcext:value-type="float">
            <text:p>6.1752748854948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772.6" calcext:value-type="float">
            <text:p>3772.6</text:p>
          </table:table-cell>
          <table:table-cell office:value-type="float" office:value="137.055171373" calcext:value-type="float">
            <text:p>137.055171373</text:p>
          </table:table-cell>
          <table:table-cell office:value-type="float" office:value="8.52866666667" calcext:value-type="float">
            <text:p>8.52866666667</text:p>
          </table:table-cell>
          <table:table-cell office:value-type="float" office:value="0.303923235922" calcext:value-type="float">
            <text:p>0.303923235922</text:p>
          </table:table-cell>
          <table:table-cell table:number-columns-repeated="6"/>
          <table:table-cell table:formula="of:=[.A87]/[.D87]*1000" office:value-type="float" office:value="3752.0519033832" calcext:value-type="float">
            <text:p>3752.0519033832</text:p>
          </table:table-cell>
          <table:table-cell table:formula="of:=[.A87]/[.B87]*1000" office:value-type="float" office:value="8.48221385781689" calcext:value-type="float">
            <text:p>8.4822138578168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780.33333333" calcext:value-type="float">
            <text:p>3780.33333333</text:p>
          </table:table-cell>
          <table:table-cell office:value-type="float" office:value="132.574105063" calcext:value-type="float">
            <text:p>132.574105063</text:p>
          </table:table-cell>
          <table:table-cell office:value-type="float" office:value="10.6293333333" calcext:value-type="float">
            <text:p>10.6293333333</text:p>
          </table:table-cell>
          <table:table-cell office:value-type="float" office:value="0.360201795294" calcext:value-type="float">
            <text:p>0.360201795294</text:p>
          </table:table-cell>
          <table:table-cell table:number-columns-repeated="6"/>
          <table:table-cell table:formula="of:=[.A88]/[.D88]*1000" office:value-type="float" office:value="3763.17109885776" calcext:value-type="float">
            <text:p>3763.17109885776</text:p>
          </table:table-cell>
          <table:table-cell table:formula="of:=[.A88]/[.B88]*1000" office:value-type="float" office:value="10.5810775064021" calcext:value-type="float">
            <text:p>10.581077506402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860.4" calcext:value-type="float">
            <text:p>3860.4</text:p>
          </table:table-cell>
          <table:table-cell office:value-type="float" office:value="130.125477905" calcext:value-type="float">
            <text:p>130.125477905</text:p>
          </table:table-cell>
          <table:table-cell office:value-type="float" office:value="12.4873333333" calcext:value-type="float">
            <text:p>12.4873333333</text:p>
          </table:table-cell>
          <table:table-cell office:value-type="float" office:value="0.434830235073" calcext:value-type="float">
            <text:p>0.434830235073</text:p>
          </table:table-cell>
          <table:table-cell table:number-columns-repeated="6"/>
          <table:table-cell table:formula="of:=[.A89]/[.D89]*1000" office:value-type="float" office:value="3843.89514709264" calcext:value-type="float">
            <text:p>3843.89514709264</text:p>
          </table:table-cell>
          <table:table-cell table:formula="of:=[.A89]/[.B89]*1000" office:value-type="float" office:value="12.4339446689462" calcext:value-type="float">
            <text:p>12.4339446689462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3940" calcext:value-type="float">
            <text:p>3940</text:p>
          </table:table-cell>
          <table:table-cell office:value-type="float" office:value="332.614551696" calcext:value-type="float">
            <text:p>332.614551696</text:p>
          </table:table-cell>
          <table:table-cell office:value-type="float" office:value="14.338" calcext:value-type="float">
            <text:p>14.338</text:p>
          </table:table-cell>
          <table:table-cell office:value-type="float" office:value="1.25284795566" calcext:value-type="float">
            <text:p>1.25284795566</text:p>
          </table:table-cell>
          <table:table-cell table:number-columns-repeated="6"/>
          <table:table-cell table:formula="of:=[.A90]/[.D90]*1000" office:value-type="float" office:value="3905.7051192635" calcext:value-type="float">
            <text:p>3905.7051192635</text:p>
          </table:table-cell>
          <table:table-cell table:formula="of:=[.A90]/[.B90]*1000" office:value-type="float" office:value="14.2131979695431" calcext:value-type="float">
            <text:p>14.213197969543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897.66666667" calcext:value-type="float">
            <text:p>3897.66666667</text:p>
          </table:table-cell>
          <table:table-cell office:value-type="float" office:value="87.407398619" calcext:value-type="float">
            <text:p>87.407398619</text:p>
          </table:table-cell>
          <table:table-cell office:value-type="float" office:value="16.4413333333" calcext:value-type="float">
            <text:p>16.4413333333</text:p>
          </table:table-cell>
          <table:table-cell office:value-type="float" office:value="0.383824612725" calcext:value-type="float">
            <text:p>0.383824612725</text:p>
          </table:table-cell>
          <table:table-cell table:number-columns-repeated="6"/>
          <table:table-cell table:formula="of:=[.A91]/[.D91]*1000" office:value-type="float" office:value="3892.62833509831" calcext:value-type="float">
            <text:p>3892.62833509831</text:p>
          </table:table-cell>
          <table:table-cell table:formula="of:=[.A91]/[.B91]*1000" office:value-type="float" office:value="16.4200803899629" calcext:value-type="float">
            <text:p>16.4200803899629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#Clients</text:p>
          </table:table-cell>
          <table:table-cell office:value-type="string" calcext:value-type="string">
            <text:p>Avg Throughput</text:p>
          </table:table-cell>
          <table:table-cell office:value-type="string" calcext:value-type="string">
            <text:p>Th Std Dev</text:p>
          </table:table-cell>
          <table:table-cell office:value-type="string" calcext:value-type="string">
            <text:p>Avg Response Time</text:p>
          </table:table-cell>
          <table:table-cell office:value-type="string" calcext:value-type="string">
            <text:p>Rt Std Dev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70.93333333" calcext:value-type="float">
            <text:p>1270.93333333</text:p>
          </table:table-cell>
          <table:table-cell office:value-type="float" office:value="62.0910084741" calcext:value-type="float">
            <text:p>62.0910084741</text:p>
          </table:table-cell>
          <table:table-cell office:value-type="float" office:value="1.56866666667" calcext:value-type="float">
            <text:p>1.56866666667</text:p>
          </table:table-cell>
          <table:table-cell office:value-type="float" office:value="0.0761402215214" calcext:value-type="float">
            <text:p>0.0761402215214</text:p>
          </table:table-cell>
          <table:table-cell table:number-columns-repeated="6"/>
          <table:table-cell table:formula="of:=[.A95]/[.D95]*1000" office:value-type="float" office:value="1274.96812579415" calcext:value-type="float">
            <text:p>1274.96812579415</text:p>
          </table:table-cell>
          <table:table-cell table:formula="of:=[.A95]/[.B95]*1000" office:value-type="float" office:value="1.5736466638732" calcext:value-type="float">
            <text:p>1.573646663873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066.26666667" calcext:value-type="float">
            <text:p>3066.26666667</text:p>
          </table:table-cell>
          <table:table-cell office:value-type="float" office:value="113.619071169" calcext:value-type="float">
            <text:p>113.619071169</text:p>
          </table:table-cell>
          <table:table-cell office:value-type="float" office:value="2.60866666667" calcext:value-type="float">
            <text:p>2.60866666667</text:p>
          </table:table-cell>
          <table:table-cell office:value-type="float" office:value="0.101298239537" calcext:value-type="float">
            <text:p>0.101298239537</text:p>
          </table:table-cell>
          <table:table-cell table:number-columns-repeated="6"/>
          <table:table-cell table:formula="of:=[.A96]/[.D96]*1000" office:value-type="float" office:value="3066.70074111543" calcext:value-type="float">
            <text:p>3066.70074111543</text:p>
          </table:table-cell>
          <table:table-cell table:formula="of:=[.A96]/[.B96]*1000" office:value-type="float" office:value="2.6090359612095" calcext:value-type="float">
            <text:p>2.609035961209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629.46666667" calcext:value-type="float">
            <text:p>3629.46666667</text:p>
          </table:table-cell>
          <table:table-cell office:value-type="float" office:value="80.1065124277" calcext:value-type="float">
            <text:p>80.1065124277</text:p>
          </table:table-cell>
          <table:table-cell office:value-type="float" office:value="4.414" calcext:value-type="float">
            <text:p>4.414</text:p>
          </table:table-cell>
          <table:table-cell office:value-type="float" office:value="0.100935623048" calcext:value-type="float">
            <text:p>0.100935623048</text:p>
          </table:table-cell>
          <table:table-cell table:number-columns-repeated="6"/>
          <table:table-cell table:formula="of:=[.A97]/[.D97]*1000" office:value-type="float" office:value="3624.83008608971" calcext:value-type="float">
            <text:p>3624.83008608971</text:p>
          </table:table-cell>
          <table:table-cell table:formula="of:=[.A97]/[.B97]*1000" office:value-type="float" office:value="4.40836119172293" calcext:value-type="float">
            <text:p>4.4083611917229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654.93333333" calcext:value-type="float">
            <text:p>3654.93333333</text:p>
          </table:table-cell>
          <table:table-cell office:value-type="float" office:value="154.276677866" calcext:value-type="float">
            <text:p>154.276677866</text:p>
          </table:table-cell>
          <table:table-cell office:value-type="float" office:value="6.57666666667" calcext:value-type="float">
            <text:p>6.57666666667</text:p>
          </table:table-cell>
          <table:table-cell office:value-type="float" office:value="0.271103916116" calcext:value-type="float">
            <text:p>0.271103916116</text:p>
          </table:table-cell>
          <table:table-cell table:number-columns-repeated="6"/>
          <table:table-cell table:formula="of:=[.A98]/[.D98]*1000" office:value-type="float" office:value="3649.26507855872" calcext:value-type="float">
            <text:p>3649.26507855872</text:p>
          </table:table-cell>
          <table:table-cell table:formula="of:=[.A98]/[.B98]*1000" office:value-type="float" office:value="6.56646724063053" calcext:value-type="float">
            <text:p>6.5664672406305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864.86666667" calcext:value-type="float">
            <text:p>3864.86666667</text:p>
          </table:table-cell>
          <table:table-cell office:value-type="float" office:value="126.140292268" calcext:value-type="float">
            <text:p>126.140292268</text:p>
          </table:table-cell>
          <table:table-cell office:value-type="float" office:value="8.30466666667" calcext:value-type="float">
            <text:p>8.30466666667</text:p>
          </table:table-cell>
          <table:table-cell office:value-type="float" office:value="0.314924329535" calcext:value-type="float">
            <text:p>0.314924329535</text:p>
          </table:table-cell>
          <table:table-cell table:number-columns-repeated="6"/>
          <table:table-cell table:formula="of:=[.A99]/[.D99]*1000" office:value-type="float" office:value="3853.25519787916" calcext:value-type="float">
            <text:p>3853.25519787916</text:p>
          </table:table-cell>
          <table:table-cell table:formula="of:=[.A99]/[.B99]*1000" office:value-type="float" office:value="8.27971641970548" calcext:value-type="float">
            <text:p>8.2797164197054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789.73333333" calcext:value-type="float">
            <text:p>3789.73333333</text:p>
          </table:table-cell>
          <table:table-cell office:value-type="float" office:value="62.5914797184" calcext:value-type="float">
            <text:p>62.5914797184</text:p>
          </table:table-cell>
          <table:table-cell office:value-type="float" office:value="10.6166666667" calcext:value-type="float">
            <text:p>10.6166666667</text:p>
          </table:table-cell>
          <table:table-cell office:value-type="float" office:value="0.198053864727" calcext:value-type="float">
            <text:p>0.198053864727</text:p>
          </table:table-cell>
          <table:table-cell table:number-columns-repeated="6"/>
          <table:table-cell table:formula="of:=[.A100]/[.D100]*1000" office:value-type="float" office:value="3767.66091050622" calcext:value-type="float">
            <text:p>3767.66091050622</text:p>
          </table:table-cell>
          <table:table-cell table:formula="of:=[.A100]/[.B100]*1000" office:value-type="float" office:value="10.5548323540887" calcext:value-type="float">
            <text:p>10.554832354088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868" calcext:value-type="float">
            <text:p>3868</text:p>
          </table:table-cell>
          <table:table-cell office:value-type="float" office:value="186.979464113" calcext:value-type="float">
            <text:p>186.979464113</text:p>
          </table:table-cell>
          <table:table-cell office:value-type="float" office:value="12.4586666667" calcext:value-type="float">
            <text:p>12.4586666667</text:p>
          </table:table-cell>
          <table:table-cell office:value-type="float" office:value="0.611563024825" calcext:value-type="float">
            <text:p>0.611563024825</text:p>
          </table:table-cell>
          <table:table-cell table:number-columns-repeated="6"/>
          <table:table-cell table:formula="of:=[.A101]/[.D101]*1000" office:value-type="float" office:value="3852.73972601709" calcext:value-type="float">
            <text:p>3852.73972601709</text:p>
          </table:table-cell>
          <table:table-cell table:formula="of:=[.A101]/[.B101]*1000" office:value-type="float" office:value="12.4095139607032" calcext:value-type="float">
            <text:p>12.4095139607032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3977.6" calcext:value-type="float">
            <text:p>3977.6</text:p>
          </table:table-cell>
          <table:table-cell office:value-type="float" office:value="71.6594725071" calcext:value-type="float">
            <text:p>71.6594725071</text:p>
          </table:table-cell>
          <table:table-cell office:value-type="float" office:value="14.116" calcext:value-type="float">
            <text:p>14.116</text:p>
          </table:table-cell>
          <table:table-cell office:value-type="float" office:value="0.257495631031" calcext:value-type="float">
            <text:p>0.257495631031</text:p>
          </table:table-cell>
          <table:table-cell table:number-columns-repeated="6"/>
          <table:table-cell table:formula="of:=[.A102]/[.D102]*1000" office:value-type="float" office:value="3967.12949844148" calcext:value-type="float">
            <text:p>3967.12949844148</text:p>
          </table:table-cell>
          <table:table-cell table:formula="of:=[.A102]/[.B102]*1000" office:value-type="float" office:value="14.0788415124698" calcext:value-type="float">
            <text:p>14.078841512469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913.73333333" calcext:value-type="float">
            <text:p>3913.73333333</text:p>
          </table:table-cell>
          <table:table-cell office:value-type="float" office:value="81.810594261" calcext:value-type="float">
            <text:p>81.810594261</text:p>
          </table:table-cell>
          <table:table-cell office:value-type="float" office:value="16.4693333333" calcext:value-type="float">
            <text:p>16.4693333333</text:p>
          </table:table-cell>
          <table:table-cell office:value-type="float" office:value="0.411117177132" calcext:value-type="float">
            <text:p>0.411117177132</text:p>
          </table:table-cell>
          <table:table-cell table:number-columns-repeated="6"/>
          <table:table-cell table:formula="of:=[.A103]/[.D103]*1000" office:value-type="float" office:value="3886.01036270217" calcext:value-type="float">
            <text:p>3886.01036270217</text:p>
          </table:table-cell>
          <table:table-cell table:formula="of:=[.A103]/[.B103]*1000" office:value-type="float" office:value="16.3526726399485" calcext:value-type="float">
            <text:p>16.3526726399485</text:p>
          </table:table-cell>
        </table:table-row>
        <table:table-row table:style-name="ro1" table:number-rows-repeated="5">
          <table:table-cell table:number-columns-repeated="13"/>
        </table:table-row>
        <table:table-row table:style-name="ro1">
          <table:table-cell office:value-type="string" calcext:value-type="string">
            <text:p>MW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ET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Clients</text:p>
          </table:table-cell>
          <table:table-cell office:value-type="string" calcext:value-type="string">
            <text:p>Avg</text:p>
          </table:table-cell>
          <table:table-cell/>
          <table:table-cell office:value-type="string" calcext:value-type="string">
            <text:p>Avg</text:p>
          </table:table-cell>
          <table:table-cell/>
          <table:table-cell office:value-type="string" calcext:value-type="string">
            <text:p>th</text:p>
          </table:table-cell>
          <table:table-cell office:value-type="string" calcext:value-type="string">
            <text:p>rt</text:p>
          </table:table-cell>
          <table:table-cell/>
          <table:table-cell office:value-type="string" calcext:value-type="string">
            <text:p>difference</text:p>
          </table:table-cell>
          <table:table-cell table:number-columns-repeated="3"/>
          <table:table-cell office:value-type="string" calcext:value-type="string">
            <text:p>Derived Z in m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89.50476191" calcext:value-type="float">
            <text:p>1189.50476191</text:p>
          </table:table-cell>
          <table:table-cell/>
          <table:table-cell office:value-type="float" office:value="983156.185714" calcext:value-type="float">
            <text:p>983156.185714</text:p>
          </table:table-cell>
          <table:table-cell/>
          <table:table-cell table:formula="of:=[.A113]/[.D113]*1000000000" office:value-type="float" office:value="2034.2647781314" calcext:value-type="float">
            <text:p>2034.2647781314</text:p>
          </table:table-cell>
          <table:table-cell table:formula="of:=[.A113]/[.B113]*1000" office:value-type="float" office:value="1.68137199954423" calcext:value-type="float">
            <text:p>1.68137199954423</text:p>
          </table:table-cell>
          <table:table-cell/>
          <table:table-cell table:formula="of:=[.F113]-[.B113]" office:value-type="float" office:value="844.760016221396" calcext:value-type="float">
            <text:p>844.760016221396</text:p>
          </table:table-cell>
          <table:table-cell table:formula="of:=[.G113]-[.D113]/1000000" office:value-type="float" office:value="0.69821581383023" calcext:value-type="float">
            <text:p>0.69821581383023</text:p>
          </table:table-cell>
          <table:table-cell table:number-columns-repeated="2"/>
          <table:table-cell table:formula="of:=([.A113]/[.B113]-[.D113]/1000000000)*1000" office:value-type="float" office:value="0.69821581383023" calcext:value-type="float">
            <text:p>0.6982158138302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064.59047619" calcext:value-type="float">
            <text:p>3064.59047619</text:p>
          </table:table-cell>
          <table:table-cell/>
          <table:table-cell office:value-type="float" office:value="1511687.67619" calcext:value-type="float">
            <text:p>1511687.67619</text:p>
          </table:table-cell>
          <table:table-cell/>
          <table:table-cell table:formula="of:=[.A114]/[.D114]*1000000000" office:value-type="float" office:value="5292.09844467535" calcext:value-type="float">
            <text:p>5292.09844467535</text:p>
          </table:table-cell>
          <table:table-cell table:formula="of:=[.A114]/[.B114]*1000" office:value-type="float" office:value="2.61046298425683" calcext:value-type="float">
            <text:p>2.61046298425683</text:p>
          </table:table-cell>
          <table:table-cell/>
          <table:table-cell table:formula="of:=[.F114]-[.B114]" office:value-type="float" office:value="2227.50796848535" calcext:value-type="float">
            <text:p>2227.50796848535</text:p>
          </table:table-cell>
          <table:table-cell table:formula="of:=[.G114]-[.D114]/1000000" office:value-type="float" office:value="1.09877530806683" calcext:value-type="float">
            <text:p>1.09877530806683</text:p>
          </table:table-cell>
          <table:table-cell table:number-columns-repeated="2"/>
          <table:table-cell table:formula="of:=([.A114]/[.B114]-[.D114]/1000000000)*1000" office:value-type="float" office:value="1.09877530806683" calcext:value-type="float">
            <text:p>1.0987753080668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437.51904762" calcext:value-type="float">
            <text:p>3437.51904762</text:p>
          </table:table-cell>
          <table:table-cell/>
          <table:table-cell office:value-type="float" office:value="2620111.59524" calcext:value-type="float">
            <text:p>2620111.59524</text:p>
          </table:table-cell>
          <table:table-cell/>
          <table:table-cell table:formula="of:=[.A115]/[.D115]*1000000000" office:value-type="float" office:value="6106.6101264799" calcext:value-type="float">
            <text:p>6106.6101264799</text:p>
          </table:table-cell>
          <table:table-cell table:formula="of:=[.A115]/[.B115]*1000" office:value-type="float" office:value="4.65451966326638" calcext:value-type="float">
            <text:p>4.65451966326638</text:p>
          </table:table-cell>
          <table:table-cell/>
          <table:table-cell table:formula="of:=[.F115]-[.B115]" office:value-type="float" office:value="2669.0910788599" calcext:value-type="float">
            <text:p>2669.0910788599</text:p>
          </table:table-cell>
          <table:table-cell table:formula="of:=[.G115]-[.D115]/1000000" office:value-type="float" office:value="2.03440806802638" calcext:value-type="float">
            <text:p>2.03440806802638</text:p>
          </table:table-cell>
          <table:table-cell table:number-columns-repeated="2"/>
          <table:table-cell table:formula="of:=([.A115]/[.B115]-[.D115]/1000000000)*1000" office:value-type="float" office:value="2.03440806802638" calcext:value-type="float">
            <text:p>2.0344080680263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631.54285715" calcext:value-type="float">
            <text:p>3631.54285715</text:p>
          </table:table-cell>
          <table:table-cell/>
          <table:table-cell office:value-type="float" office:value="3951777.04286" calcext:value-type="float">
            <text:p>3951777.04286</text:p>
          </table:table-cell>
          <table:table-cell/>
          <table:table-cell table:formula="of:=[.A116]/[.D116]*1000000000" office:value-type="float" office:value="6073.21712224701" calcext:value-type="float">
            <text:p>6073.21712224701</text:p>
          </table:table-cell>
          <table:table-cell table:formula="of:=[.A116]/[.B116]*1000" office:value-type="float" office:value="6.60876132929214" calcext:value-type="float">
            <text:p>6.60876132929214</text:p>
          </table:table-cell>
          <table:table-cell/>
          <table:table-cell table:formula="of:=[.F116]-[.B116]" office:value-type="float" office:value="2441.67426509701" calcext:value-type="float">
            <text:p>2441.67426509701</text:p>
          </table:table-cell>
          <table:table-cell table:formula="of:=[.G116]-[.D116]/1000000" office:value-type="float" office:value="2.65698428643214" calcext:value-type="float">
            <text:p>2.65698428643214</text:p>
          </table:table-cell>
          <table:table-cell table:number-columns-repeated="2"/>
          <table:table-cell table:formula="of:=([.A116]/[.B116]-[.D116]/1000000000)*1000" office:value-type="float" office:value="2.65698428643214" calcext:value-type="float">
            <text:p>2.6569842864321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666.84285715" calcext:value-type="float">
            <text:p>3666.84285715</text:p>
          </table:table-cell>
          <table:table-cell/>
          <table:table-cell office:value-type="float" office:value="5578284.90952" calcext:value-type="float">
            <text:p>5578284.90952</text:p>
          </table:table-cell>
          <table:table-cell/>
          <table:table-cell table:formula="of:=[.A117]/[.D117]*1000000000" office:value-type="float" office:value="5736.53022730844" calcext:value-type="float">
            <text:p>5736.53022730844</text:p>
          </table:table-cell>
          <table:table-cell table:formula="of:=[.A117]/[.B117]*1000" office:value-type="float" office:value="8.72685338495022" calcext:value-type="float">
            <text:p>8.72685338495022</text:p>
          </table:table-cell>
          <table:table-cell/>
          <table:table-cell table:formula="of:=[.F117]-[.B117]" office:value-type="float" office:value="2069.68737015844" calcext:value-type="float">
            <text:p>2069.68737015844</text:p>
          </table:table-cell>
          <table:table-cell table:formula="of:=[.G117]-[.D117]/1000000" office:value-type="float" office:value="3.14856847543022" calcext:value-type="float">
            <text:p>3.14856847543022</text:p>
          </table:table-cell>
          <table:table-cell table:number-columns-repeated="2"/>
          <table:table-cell table:formula="of:=([.A117]/[.B117]-[.D117]/1000000000)*1000" office:value-type="float" office:value="3.14856847543022" calcext:value-type="float">
            <text:p>3.1485684754302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682.73246143" calcext:value-type="float">
            <text:p>3682.73246143</text:p>
          </table:table-cell>
          <table:table-cell/>
          <table:table-cell office:value-type="float" office:value="7395414.28806" calcext:value-type="float">
            <text:p>7395414.28806</text:p>
          </table:table-cell>
          <table:table-cell/>
          <table:table-cell table:formula="of:=[.A118]/[.D118]*1000000000" office:value-type="float" office:value="5408.75716247304" calcext:value-type="float">
            <text:p>5408.75716247304</text:p>
          </table:table-cell>
          <table:table-cell table:formula="of:=[.A118]/[.B118]*1000" office:value-type="float" office:value="10.8615003720547" calcext:value-type="float">
            <text:p>10.8615003720547</text:p>
          </table:table-cell>
          <table:table-cell/>
          <table:table-cell table:formula="of:=[.F118]-[.B118]" office:value-type="float" office:value="1726.02470104304" calcext:value-type="float">
            <text:p>1726.02470104304</text:p>
          </table:table-cell>
          <table:table-cell table:formula="of:=[.G118]-[.D118]/1000000" office:value-type="float" office:value="3.46608608399473" calcext:value-type="float">
            <text:p>3.46608608399473</text:p>
          </table:table-cell>
          <table:table-cell table:number-columns-repeated="2"/>
          <table:table-cell table:formula="of:=([.A118]/[.B118]-[.D118]/1000000000)*1000" office:value-type="float" office:value="3.46608608399474" calcext:value-type="float">
            <text:p>3.4660860839947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692.08591549" calcext:value-type="float">
            <text:p>3692.08591549</text:p>
          </table:table-cell>
          <table:table-cell/>
          <table:table-cell office:value-type="float" office:value="9198579.78491" calcext:value-type="float">
            <text:p>9198579.78491</text:p>
          </table:table-cell>
          <table:table-cell/>
          <table:table-cell table:formula="of:=[.A119]/[.D119]*1000000000" office:value-type="float" office:value="5218.19684368478" calcext:value-type="float">
            <text:p>5218.19684368478</text:p>
          </table:table-cell>
          <table:table-cell table:formula="of:=[.A119]/[.B119]*1000" office:value-type="float" office:value="13.0007808861159" calcext:value-type="float">
            <text:p>13.0007808861159</text:p>
          </table:table-cell>
          <table:table-cell/>
          <table:table-cell table:formula="of:=[.F119]-[.B119]" office:value-type="float" office:value="1526.11092819478" calcext:value-type="float">
            <text:p>1526.11092819478</text:p>
          </table:table-cell>
          <table:table-cell table:formula="of:=[.G119]-[.D119]/1000000" office:value-type="float" office:value="3.80220110120587" calcext:value-type="float">
            <text:p>3.80220110120587</text:p>
          </table:table-cell>
          <table:table-cell table:number-columns-repeated="2"/>
          <table:table-cell table:formula="of:=([.A119]/[.B119]-[.D119]/1000000000)*1000" office:value-type="float" office:value="3.80220110120587" calcext:value-type="float">
            <text:p>3.80220110120587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3717.07619048" calcext:value-type="float">
            <text:p>3717.07619048</text:p>
          </table:table-cell>
          <table:table-cell/>
          <table:table-cell office:value-type="float" office:value="11222789.9429" calcext:value-type="float">
            <text:p>11222789.9429</text:p>
          </table:table-cell>
          <table:table-cell/>
          <table:table-cell table:formula="of:=[.A120]/[.D120]*1000000000" office:value-type="float" office:value="4989.84657869569" calcext:value-type="float">
            <text:p>4989.84657869569</text:p>
          </table:table-cell>
          <table:table-cell table:formula="of:=[.A120]/[.B120]*1000" office:value-type="float" office:value="15.065604558611" calcext:value-type="float">
            <text:p>15.065604558611</text:p>
          </table:table-cell>
          <table:table-cell/>
          <table:table-cell table:formula="of:=[.F120]-[.B120]" office:value-type="float" office:value="1272.77038821569" calcext:value-type="float">
            <text:p>1272.77038821569</text:p>
          </table:table-cell>
          <table:table-cell table:formula="of:=[.G120]-[.D120]/1000000" office:value-type="float" office:value="3.84281461571103" calcext:value-type="float">
            <text:p>3.84281461571103</text:p>
          </table:table-cell>
          <table:table-cell table:number-columns-repeated="2"/>
          <table:table-cell table:formula="of:=([.A120]/[.B120]-[.D120]/1000000000)*1000" office:value-type="float" office:value="3.84281461571103" calcext:value-type="float">
            <text:p>3.8428146157110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697.85191147" calcext:value-type="float">
            <text:p>3697.85191147</text:p>
          </table:table-cell>
          <table:table-cell/>
          <table:table-cell office:value-type="float" office:value="13378297.6675" calcext:value-type="float">
            <text:p>13378297.6675</text:p>
          </table:table-cell>
          <table:table-cell/>
          <table:table-cell table:formula="of:=[.A121]/[.D121]*1000000000" office:value-type="float" office:value="4783.86724459538" calcext:value-type="float">
            <text:p>4783.86724459538</text:p>
          </table:table-cell>
          <table:table-cell table:formula="of:=[.A121]/[.B121]*1000" office:value-type="float" office:value="17.3073453270221" calcext:value-type="float">
            <text:p>17.3073453270221</text:p>
          </table:table-cell>
          <table:table-cell/>
          <table:table-cell table:formula="of:=[.F121]-[.B121]" office:value-type="float" office:value="1086.01533312538" calcext:value-type="float">
            <text:p>1086.01533312538</text:p>
          </table:table-cell>
          <table:table-cell table:formula="of:=[.G121]-[.D121]/1000000" office:value-type="float" office:value="3.92904765952209" calcext:value-type="float">
            <text:p>3.92904765952209</text:p>
          </table:table-cell>
          <table:table-cell table:number-columns-repeated="2"/>
          <table:table-cell table:formula="of:=([.A121]/[.B121]-[.D121]/1000000000)*1000" office:value-type="float" office:value="3.92904765952209" calcext:value-type="float">
            <text:p>3.92904765952209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Clients</text:p>
          </table:table-cell>
          <table:table-cell office:value-type="string" calcext:value-type="string">
            <text:p>Avg</text:p>
          </table:table-cell>
          <table:table-cell/>
          <table:table-cell office:value-type="string" calcext:value-type="string">
            <text:p>Avg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78.27619048" calcext:value-type="float">
            <text:p>1178.27619048</text:p>
          </table:table-cell>
          <table:table-cell/>
          <table:table-cell office:value-type="float" office:value="1008303.83809" calcext:value-type="float">
            <text:p>1008303.83809</text:p>
          </table:table-cell>
          <table:table-cell/>
          <table:table-cell table:formula="of:=[.A125]/[.D125]*1000000000" office:value-type="float" office:value="1983.5290955438" calcext:value-type="float">
            <text:p>1983.5290955438</text:p>
          </table:table-cell>
          <table:table-cell table:formula="of:=[.A125]/[.B125]*1000" office:value-type="float" office:value="1.6973949029601" calcext:value-type="float">
            <text:p>1.6973949029601</text:p>
          </table:table-cell>
          <table:table-cell/>
          <table:table-cell table:formula="of:=[.F125]-[.B125]" office:value-type="float" office:value="805.2529050638" calcext:value-type="float">
            <text:p>805.2529050638</text:p>
          </table:table-cell>
          <table:table-cell table:formula="of:=[.G125]-[.D125]/1000000" office:value-type="float" office:value="0.689091064870103" calcext:value-type="float">
            <text:p>0.689091064870103</text:p>
          </table:table-cell>
          <table:table-cell table:number-columns-repeated="2"/>
          <table:table-cell table:formula="of:=([.A125]/[.B125]-[.D125]/1000000000)*1000" office:value-type="float" office:value="0.689091064870103" calcext:value-type="float">
            <text:p>0.68909106487010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026.60952381" calcext:value-type="float">
            <text:p>3026.60952381</text:p>
          </table:table-cell>
          <table:table-cell/>
          <table:table-cell office:value-type="float" office:value="1535936.37143" calcext:value-type="float">
            <text:p>1535936.37143</text:p>
          </table:table-cell>
          <table:table-cell/>
          <table:table-cell table:formula="of:=[.A126]/[.D126]*1000000000" office:value-type="float" office:value="5208.54909669974" calcext:value-type="float">
            <text:p>5208.54909669974</text:p>
          </table:table-cell>
          <table:table-cell table:formula="of:=[.A126]/[.B126]*1000" office:value-type="float" office:value="2.64322170966056" calcext:value-type="float">
            <text:p>2.64322170966056</text:p>
          </table:table-cell>
          <table:table-cell/>
          <table:table-cell table:formula="of:=[.F126]-[.B126]" office:value-type="float" office:value="2181.93957288974" calcext:value-type="float">
            <text:p>2181.93957288974</text:p>
          </table:table-cell>
          <table:table-cell table:formula="of:=[.G126]-[.D126]/1000000" office:value-type="float" office:value="1.10728533823056" calcext:value-type="float">
            <text:p>1.10728533823056</text:p>
          </table:table-cell>
          <table:table-cell table:number-columns-repeated="2"/>
          <table:table-cell table:formula="of:=([.A126]/[.B126]-[.D126]/1000000000)*1000" office:value-type="float" office:value="1.10728533823056" calcext:value-type="float">
            <text:p>1.1072853382305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448.24193121" calcext:value-type="float">
            <text:p>3448.24193121</text:p>
          </table:table-cell>
          <table:table-cell/>
          <table:table-cell office:value-type="float" office:value="2457220.21857" calcext:value-type="float">
            <text:p>2457220.21857</text:p>
          </table:table-cell>
          <table:table-cell/>
          <table:table-cell table:formula="of:=[.A127]/[.D127]*1000000000" office:value-type="float" office:value="6511.4228993734" calcext:value-type="float">
            <text:p>6511.4228993734</text:p>
          </table:table-cell>
          <table:table-cell table:formula="of:=[.A127]/[.B127]*1000" office:value-type="float" office:value="4.64004565781309" calcext:value-type="float">
            <text:p>4.64004565781309</text:p>
          </table:table-cell>
          <table:table-cell/>
          <table:table-cell table:formula="of:=[.F127]-[.B127]" office:value-type="float" office:value="3063.1809681634" calcext:value-type="float">
            <text:p>3063.1809681634</text:p>
          </table:table-cell>
          <table:table-cell table:formula="of:=[.G127]-[.D127]/1000000" office:value-type="float" office:value="2.18282543924309" calcext:value-type="float">
            <text:p>2.18282543924309</text:p>
          </table:table-cell>
          <table:table-cell table:number-columns-repeated="2"/>
          <table:table-cell table:formula="of:=([.A127]/[.B127]-[.D127]/1000000000)*1000" office:value-type="float" office:value="2.18282543924309" calcext:value-type="float">
            <text:p>2.1828254392430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539.45238095" calcext:value-type="float">
            <text:p>3539.45238095</text:p>
          </table:table-cell>
          <table:table-cell/>
          <table:table-cell office:value-type="float" office:value="3096849.77143" calcext:value-type="float">
            <text:p>3096849.77143</text:p>
          </table:table-cell>
          <table:table-cell/>
          <table:table-cell table:formula="of:=[.A128]/[.D128]*1000000000" office:value-type="float" office:value="7749.81086309452" calcext:value-type="float">
            <text:p>7749.81086309452</text:p>
          </table:table-cell>
          <table:table-cell table:formula="of:=[.A128]/[.B128]*1000" office:value-type="float" office:value="6.78070995648155" calcext:value-type="float">
            <text:p>6.78070995648155</text:p>
          </table:table-cell>
          <table:table-cell/>
          <table:table-cell table:formula="of:=[.F128]-[.B128]" office:value-type="float" office:value="4210.35848214452" calcext:value-type="float">
            <text:p>4210.35848214452</text:p>
          </table:table-cell>
          <table:table-cell table:formula="of:=[.G128]-[.D128]/1000000" office:value-type="float" office:value="3.68386018505155" calcext:value-type="float">
            <text:p>3.68386018505155</text:p>
          </table:table-cell>
          <table:table-cell table:number-columns-repeated="2"/>
          <table:table-cell table:formula="of:=([.A128]/[.B128]-[.D128]/1000000000)*1000" office:value-type="float" office:value="3.68386018505155" calcext:value-type="float">
            <text:p>3.6838601850515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565.28571429" calcext:value-type="float">
            <text:p>3565.28571429</text:p>
          </table:table-cell>
          <table:table-cell/>
          <table:table-cell office:value-type="float" office:value="3742148.4381" calcext:value-type="float">
            <text:p>3742148.4381</text:p>
          </table:table-cell>
          <table:table-cell/>
          <table:table-cell table:formula="of:=[.A129]/[.D129]*1000000000" office:value-type="float" office:value="8551.2374854503" calcext:value-type="float">
            <text:p>8551.2374854503</text:p>
          </table:table-cell>
          <table:table-cell table:formula="of:=[.A129]/[.B129]*1000" office:value-type="float" office:value="8.97543775292426" calcext:value-type="float">
            <text:p>8.97543775292426</text:p>
          </table:table-cell>
          <table:table-cell/>
          <table:table-cell table:formula="of:=[.F129]-[.B129]" office:value-type="float" office:value="4985.9517711603" calcext:value-type="float">
            <text:p>4985.9517711603</text:p>
          </table:table-cell>
          <table:table-cell table:formula="of:=[.G129]-[.D129]/1000000" office:value-type="float" office:value="5.23328931482426" calcext:value-type="float">
            <text:p>5.23328931482426</text:p>
          </table:table-cell>
          <table:table-cell table:number-columns-repeated="2"/>
          <table:table-cell table:formula="of:=([.A129]/[.B129]-[.D129]/1000000000)*1000" office:value-type="float" office:value="5.23328931482426" calcext:value-type="float">
            <text:p>5.2332893148242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624.37370892" calcext:value-type="float">
            <text:p>3624.37370892</text:p>
          </table:table-cell>
          <table:table-cell/>
          <table:table-cell office:value-type="float" office:value="4448165.45365" calcext:value-type="float">
            <text:p>4448165.45365</text:p>
          </table:table-cell>
          <table:table-cell/>
          <table:table-cell table:formula="of:=[.A130]/[.D130]*1000000000" office:value-type="float" office:value="8992.47125962401" calcext:value-type="float">
            <text:p>8992.47125962401</text:p>
          </table:table-cell>
          <table:table-cell table:formula="of:=[.A130]/[.B130]*1000" office:value-type="float" office:value="11.0363895151197" calcext:value-type="float">
            <text:p>11.0363895151197</text:p>
          </table:table-cell>
          <table:table-cell/>
          <table:table-cell table:formula="of:=[.F130]-[.B130]" office:value-type="float" office:value="5368.09755070401" calcext:value-type="float">
            <text:p>5368.09755070401</text:p>
          </table:table-cell>
          <table:table-cell table:formula="of:=[.G130]-[.D130]/1000000" office:value-type="float" office:value="6.58822406146965" calcext:value-type="float">
            <text:p>6.58822406146965</text:p>
          </table:table-cell>
          <table:table-cell table:number-columns-repeated="2"/>
          <table:table-cell table:formula="of:=([.A130]/[.B130]-[.D130]/1000000000)*1000" office:value-type="float" office:value="6.58822406146965" calcext:value-type="float">
            <text:p>6.5882240614696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696.82380952" calcext:value-type="float">
            <text:p>3696.82380952</text:p>
          </table:table-cell>
          <table:table-cell/>
          <table:table-cell office:value-type="float" office:value="5150148.54762" calcext:value-type="float">
            <text:p>5150148.54762</text:p>
          </table:table-cell>
          <table:table-cell/>
          <table:table-cell table:formula="of:=[.A131]/[.D131]*1000000000" office:value-type="float" office:value="9320.11951814125" calcext:value-type="float">
            <text:p>9320.11951814125</text:p>
          </table:table-cell>
          <table:table-cell table:formula="of:=[.A131]/[.B131]*1000" office:value-type="float" office:value="12.9841189283599" calcext:value-type="float">
            <text:p>12.9841189283599</text:p>
          </table:table-cell>
          <table:table-cell/>
          <table:table-cell table:formula="of:=[.F131]-[.B131]" office:value-type="float" office:value="5623.29570862126" calcext:value-type="float">
            <text:p>5623.29570862126</text:p>
          </table:table-cell>
          <table:table-cell table:formula="of:=[.G131]-[.D131]/1000000" office:value-type="float" office:value="7.83397038073985" calcext:value-type="float">
            <text:p>7.83397038073985</text:p>
          </table:table-cell>
          <table:table-cell table:number-columns-repeated="2"/>
          <table:table-cell table:formula="of:=([.A131]/[.B131]-[.D131]/1000000000)*1000" office:value-type="float" office:value="7.83397038073985" calcext:value-type="float">
            <text:p>7.8339703807398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3682.9711603" calcext:value-type="float">
            <text:p>3682.9711603</text:p>
          </table:table-cell>
          <table:table-cell/>
          <table:table-cell office:value-type="float" office:value="6048602.33125" calcext:value-type="float">
            <text:p>6048602.33125</text:p>
          </table:table-cell>
          <table:table-cell/>
          <table:table-cell table:formula="of:=[.A132]/[.D132]*1000000000" office:value-type="float" office:value="9258.33720472529" calcext:value-type="float">
            <text:p>9258.33720472529</text:p>
          </table:table-cell>
          <table:table-cell table:formula="of:=[.A132]/[.B132]*1000" office:value-type="float" office:value="15.2051149907561" calcext:value-type="float">
            <text:p>15.2051149907561</text:p>
          </table:table-cell>
          <table:table-cell/>
          <table:table-cell table:formula="of:=[.F132]-[.B132]" office:value-type="float" office:value="5575.36604442529" calcext:value-type="float">
            <text:p>5575.36604442529</text:p>
          </table:table-cell>
          <table:table-cell table:formula="of:=[.G132]-[.D132]/1000000" office:value-type="float" office:value="9.15651265950612" calcext:value-type="float">
            <text:p>9.15651265950612</text:p>
          </table:table-cell>
          <table:table-cell table:number-columns-repeated="2"/>
          <table:table-cell table:formula="of:=([.A132]/[.B132]-[.D132]/1000000000)*1000" office:value-type="float" office:value="9.15651265950612" calcext:value-type="float">
            <text:p>9.1565126595061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700.75238095" calcext:value-type="float">
            <text:p>3700.75238095</text:p>
          </table:table-cell>
          <table:table-cell/>
          <table:table-cell office:value-type="float" office:value="6958979.16667" calcext:value-type="float">
            <text:p>6958979.16667</text:p>
          </table:table-cell>
          <table:table-cell/>
          <table:table-cell table:formula="of:=[.A133]/[.D133]*1000000000" office:value-type="float" office:value="9196.75119973454" calcext:value-type="float">
            <text:p>9196.75119973454</text:p>
          </table:table-cell>
          <table:table-cell table:formula="of:=[.A133]/[.B133]*1000" office:value-type="float" office:value="17.2937806726671" calcext:value-type="float">
            <text:p>17.2937806726671</text:p>
          </table:table-cell>
          <table:table-cell/>
          <table:table-cell table:formula="of:=[.F133]-[.B133]" office:value-type="float" office:value="5495.99881878454" calcext:value-type="float">
            <text:p>5495.99881878454</text:p>
          </table:table-cell>
          <table:table-cell table:formula="of:=[.G133]-[.D133]/1000000" office:value-type="float" office:value="10.3348015059971" calcext:value-type="float">
            <text:p>10.3348015059971</text:p>
          </table:table-cell>
          <table:table-cell table:number-columns-repeated="2"/>
          <table:table-cell table:formula="of:=([.A133]/[.B133]-[.D133]/1000000000)*1000" office:value-type="float" office:value="10.3348015059971" calcext:value-type="float">
            <text:p>10.3348015059971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Clients</text:p>
          </table:table-cell>
          <table:table-cell office:value-type="string" calcext:value-type="string">
            <text:p>Avg</text:p>
          </table:table-cell>
          <table:table-cell/>
          <table:table-cell office:value-type="string" calcext:value-type="string">
            <text:p>Avg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63.76190476" calcext:value-type="float">
            <text:p>1163.76190476</text:p>
          </table:table-cell>
          <table:table-cell/>
          <table:table-cell office:value-type="float" office:value="1021192.32381" calcext:value-type="float">
            <text:p>1021192.32381</text:p>
          </table:table-cell>
          <table:table-cell/>
          <table:table-cell table:formula="of:=[.A137]/[.D137]*1000000000" office:value-type="float" office:value="1958.49494102946" calcext:value-type="float">
            <text:p>1958.49494102946</text:p>
          </table:table-cell>
          <table:table-cell table:formula="of:=[.A137]/[.B137]*1000" office:value-type="float" office:value="1.71856458938863" calcext:value-type="float">
            <text:p>1.71856458938863</text:p>
          </table:table-cell>
          <table:table-cell/>
          <table:table-cell table:formula="of:=[.F137]-[.B137]" office:value-type="float" office:value="794.733036269457" calcext:value-type="float">
            <text:p>794.733036269457</text:p>
          </table:table-cell>
          <table:table-cell table:formula="of:=[.G137]-[.D137]/1000000" office:value-type="float" office:value="0.697372265578631" calcext:value-type="float">
            <text:p>0.697372265578631</text:p>
          </table:table-cell>
          <table:table-cell table:number-columns-repeated="2"/>
          <table:table-cell table:formula="of:=([.A137]/[.B137]-[.D137]/1000000000)*1000" office:value-type="float" office:value="0.69737226557863" calcext:value-type="float">
            <text:p>0.6973722655786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057.44761905" calcext:value-type="float">
            <text:p>3057.44761905</text:p>
          </table:table-cell>
          <table:table-cell/>
          <table:table-cell office:value-type="float" office:value="1509774.30476" calcext:value-type="float">
            <text:p>1509774.30476</text:p>
          </table:table-cell>
          <table:table-cell/>
          <table:table-cell table:formula="of:=[.A138]/[.D138]*1000000000" office:value-type="float" office:value="5298.80524180183" calcext:value-type="float">
            <text:p>5298.80524180183</text:p>
          </table:table-cell>
          <table:table-cell table:formula="of:=[.A138]/[.B138]*1000" office:value-type="float" office:value="2.61656158887384" calcext:value-type="float">
            <text:p>2.61656158887384</text:p>
          </table:table-cell>
          <table:table-cell/>
          <table:table-cell table:formula="of:=[.F138]-[.B138]" office:value-type="float" office:value="2241.35762275183" calcext:value-type="float">
            <text:p>2241.35762275183</text:p>
          </table:table-cell>
          <table:table-cell table:formula="of:=[.G138]-[.D138]/1000000" office:value-type="float" office:value="1.10678728411384" calcext:value-type="float">
            <text:p>1.10678728411384</text:p>
          </table:table-cell>
          <table:table-cell table:number-columns-repeated="2"/>
          <table:table-cell table:formula="of:=([.A138]/[.B138]-[.D138]/1000000000)*1000" office:value-type="float" office:value="1.10678728411384" calcext:value-type="float">
            <text:p>1.1067872841138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371.12857143" calcext:value-type="float">
            <text:p>3371.12857143</text:p>
          </table:table-cell>
          <table:table-cell/>
          <table:table-cell office:value-type="float" office:value="2497098.28095" calcext:value-type="float">
            <text:p>2497098.28095</text:p>
          </table:table-cell>
          <table:table-cell/>
          <table:table-cell table:formula="of:=[.A139]/[.D139]*1000000000" office:value-type="float" office:value="6407.43703283995" calcext:value-type="float">
            <text:p>6407.43703283995</text:p>
          </table:table-cell>
          <table:table-cell table:formula="of:=[.A139]/[.B139]*1000" office:value-type="float" office:value="4.74618504188731" calcext:value-type="float">
            <text:p>4.74618504188731</text:p>
          </table:table-cell>
          <table:table-cell/>
          <table:table-cell table:formula="of:=[.F139]-[.B139]" office:value-type="float" office:value="3036.30846140995" calcext:value-type="float">
            <text:p>3036.30846140995</text:p>
          </table:table-cell>
          <table:table-cell table:formula="of:=[.G139]-[.D139]/1000000" office:value-type="float" office:value="2.24908676093731" calcext:value-type="float">
            <text:p>2.24908676093731</text:p>
          </table:table-cell>
          <table:table-cell table:number-columns-repeated="2"/>
          <table:table-cell table:formula="of:=([.A139]/[.B139]-[.D139]/1000000000)*1000" office:value-type="float" office:value="2.24908676093731" calcext:value-type="float">
            <text:p>2.2490867609373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497.82857143" calcext:value-type="float">
            <text:p>3497.82857143</text:p>
          </table:table-cell>
          <table:table-cell/>
          <table:table-cell office:value-type="float" office:value="3074016.02381" calcext:value-type="float">
            <text:p>3074016.02381</text:p>
          </table:table-cell>
          <table:table-cell/>
          <table:table-cell table:formula="of:=[.A140]/[.D140]*1000000000" office:value-type="float" office:value="7807.37634875888" calcext:value-type="float">
            <text:p>7807.37634875888</text:p>
          </table:table-cell>
          <table:table-cell table:formula="of:=[.A140]/[.B140]*1000" office:value-type="float" office:value="6.86139972554121" calcext:value-type="float">
            <text:p>6.86139972554121</text:p>
          </table:table-cell>
          <table:table-cell/>
          <table:table-cell table:formula="of:=[.F140]-[.B140]" office:value-type="float" office:value="4309.54777732888" calcext:value-type="float">
            <text:p>4309.54777732888</text:p>
          </table:table-cell>
          <table:table-cell table:formula="of:=[.G140]-[.D140]/1000000" office:value-type="float" office:value="3.78738370173121" calcext:value-type="float">
            <text:p>3.78738370173121</text:p>
          </table:table-cell>
          <table:table-cell table:number-columns-repeated="2"/>
          <table:table-cell table:formula="of:=([.A140]/[.B140]-[.D140]/1000000000)*1000" office:value-type="float" office:value="3.78738370173121" calcext:value-type="float">
            <text:p>3.7873837017312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585.24285714" calcext:value-type="float">
            <text:p>3585.24285714</text:p>
          </table:table-cell>
          <table:table-cell/>
          <table:table-cell office:value-type="float" office:value="3509036.98095" calcext:value-type="float">
            <text:p>3509036.98095</text:p>
          </table:table-cell>
          <table:table-cell/>
          <table:table-cell table:formula="of:=[.A141]/[.D141]*1000000000" office:value-type="float" office:value="9119.31113115162" calcext:value-type="float">
            <text:p>9119.31113115162</text:p>
          </table:table-cell>
          <table:table-cell table:formula="of:=[.A141]/[.B141]*1000" office:value-type="float" office:value="8.92547625784181" calcext:value-type="float">
            <text:p>8.92547625784181</text:p>
          </table:table-cell>
          <table:table-cell/>
          <table:table-cell table:formula="of:=[.F141]-[.B141]" office:value-type="float" office:value="5534.06827401162" calcext:value-type="float">
            <text:p>5534.06827401162</text:p>
          </table:table-cell>
          <table:table-cell table:formula="of:=[.G141]-[.D141]/1000000" office:value-type="float" office:value="5.41643927689181" calcext:value-type="float">
            <text:p>5.41643927689181</text:p>
          </table:table-cell>
          <table:table-cell table:number-columns-repeated="2"/>
          <table:table-cell table:formula="of:=([.A141]/[.B141]-[.D141]/1000000000)*1000" office:value-type="float" office:value="5.41643927689181" calcext:value-type="float">
            <text:p>5.4164392768918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646.01743796" calcext:value-type="float">
            <text:p>3646.01743796</text:p>
          </table:table-cell>
          <table:table-cell/>
          <table:table-cell office:value-type="float" office:value="3991194.3493" calcext:value-type="float">
            <text:p>3991194.3493</text:p>
          </table:table-cell>
          <table:table-cell/>
          <table:table-cell table:formula="of:=[.A142]/[.D142]*1000000000" office:value-type="float" office:value="10022.0626958483" calcext:value-type="float">
            <text:p>10022.0626958483</text:p>
          </table:table-cell>
          <table:table-cell table:formula="of:=[.A142]/[.B142]*1000" office:value-type="float" office:value="10.9708745722238" calcext:value-type="float">
            <text:p>10.9708745722238</text:p>
          </table:table-cell>
          <table:table-cell/>
          <table:table-cell table:formula="of:=[.F142]-[.B142]" office:value-type="float" office:value="6376.04525788829" calcext:value-type="float">
            <text:p>6376.04525788829</text:p>
          </table:table-cell>
          <table:table-cell table:formula="of:=[.G142]-[.D142]/1000000" office:value-type="float" office:value="6.97968022292382" calcext:value-type="float">
            <text:p>6.97968022292382</text:p>
          </table:table-cell>
          <table:table-cell table:number-columns-repeated="2"/>
          <table:table-cell table:formula="of:=([.A142]/[.B142]-[.D142]/1000000000)*1000" office:value-type="float" office:value="6.97968022292382" calcext:value-type="float">
            <text:p>6.9796802229238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607.39047619" calcext:value-type="float">
            <text:p>3607.39047619</text:p>
          </table:table-cell>
          <table:table-cell/>
          <table:table-cell office:value-type="float" office:value="4501821.30155" calcext:value-type="float">
            <text:p>4501821.30155</text:p>
          </table:table-cell>
          <table:table-cell/>
          <table:table-cell table:formula="of:=[.A143]/[.D143]*1000000000" office:value-type="float" office:value="10662.3512540299" calcext:value-type="float">
            <text:p>10662.3512540299</text:p>
          </table:table-cell>
          <table:table-cell table:formula="of:=[.A143]/[.B143]*1000" office:value-type="float" office:value="13.3060172767036" calcext:value-type="float">
            <text:p>13.3060172767036</text:p>
          </table:table-cell>
          <table:table-cell/>
          <table:table-cell table:formula="of:=[.F143]-[.B143]" office:value-type="float" office:value="7054.96077783986" calcext:value-type="float">
            <text:p>7054.96077783986</text:p>
          </table:table-cell>
          <table:table-cell table:formula="of:=[.G143]-[.D143]/1000000" office:value-type="float" office:value="8.80419597515355" calcext:value-type="float">
            <text:p>8.80419597515355</text:p>
          </table:table-cell>
          <table:table-cell table:number-columns-repeated="2"/>
          <table:table-cell table:formula="of:=([.A143]/[.B143]-[.D143]/1000000000)*1000" office:value-type="float" office:value="8.80419597515355" calcext:value-type="float">
            <text:p>8.8041959751535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3587.18081824" calcext:value-type="float">
            <text:p>3587.18081824</text:p>
          </table:table-cell>
          <table:table-cell/>
          <table:table-cell office:value-type="float" office:value="5039739.4556" calcext:value-type="float">
            <text:p>5039739.4556</text:p>
          </table:table-cell>
          <table:table-cell/>
          <table:table-cell table:formula="of:=[.A144]/[.D144]*1000000000" office:value-type="float" office:value="11111.6855332223" calcext:value-type="float">
            <text:p>11111.6855332223</text:p>
          </table:table-cell>
          <table:table-cell table:formula="of:=[.A144]/[.B144]*1000" office:value-type="float" office:value="15.6111450293369" calcext:value-type="float">
            <text:p>15.6111450293369</text:p>
          </table:table-cell>
          <table:table-cell/>
          <table:table-cell table:formula="of:=[.F144]-[.B144]" office:value-type="float" office:value="7524.50471498227" calcext:value-type="float">
            <text:p>7524.50471498227</text:p>
          </table:table-cell>
          <table:table-cell table:formula="of:=[.G144]-[.D144]/1000000" office:value-type="float" office:value="10.5714055737369" calcext:value-type="float">
            <text:p>10.5714055737369</text:p>
          </table:table-cell>
          <table:table-cell table:number-columns-repeated="2"/>
          <table:table-cell table:formula="of:=([.A144]/[.B144]-[.D144]/1000000000)*1000" office:value-type="float" office:value="10.5714055737369" calcext:value-type="float">
            <text:p>10.571405573736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626.77619047" calcext:value-type="float">
            <text:p>3626.77619047</text:p>
          </table:table-cell>
          <table:table-cell/>
          <table:table-cell office:value-type="float" office:value="5625963.82381" calcext:value-type="float">
            <text:p>5625963.82381</text:p>
          </table:table-cell>
          <table:table-cell/>
          <table:table-cell table:formula="of:=[.A145]/[.D145]*1000000000" office:value-type="float" office:value="11375.8285698784" calcext:value-type="float">
            <text:p>11375.8285698784</text:p>
          </table:table-cell>
          <table:table-cell table:formula="of:=[.A145]/[.B145]*1000" office:value-type="float" office:value="17.6465259058917" calcext:value-type="float">
            <text:p>17.6465259058917</text:p>
          </table:table-cell>
          <table:table-cell/>
          <table:table-cell table:formula="of:=[.F145]-[.B145]" office:value-type="float" office:value="7749.05237940838" calcext:value-type="float">
            <text:p>7749.05237940838</text:p>
          </table:table-cell>
          <table:table-cell table:formula="of:=[.G145]-[.D145]/1000000" office:value-type="float" office:value="12.0205620820817" calcext:value-type="float">
            <text:p>12.0205620820817</text:p>
          </table:table-cell>
          <table:table-cell table:number-columns-repeated="2"/>
          <table:table-cell table:formula="of:=([.A145]/[.B145]-[.D145]/1000000000)*1000" office:value-type="float" office:value="12.0205620820817" calcext:value-type="float">
            <text:p>12.0205620820817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Clients</text:p>
          </table:table-cell>
          <table:table-cell office:value-type="string" calcext:value-type="string">
            <text:p>Avg</text:p>
          </table:table-cell>
          <table:table-cell/>
          <table:table-cell office:value-type="string" calcext:value-type="string">
            <text:p>Avg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00.3" calcext:value-type="float">
            <text:p>1200.3</text:p>
          </table:table-cell>
          <table:table-cell/>
          <table:table-cell office:value-type="float" office:value="976481.066668" calcext:value-type="float">
            <text:p>976481.066668</text:p>
          </table:table-cell>
          <table:table-cell/>
          <table:table-cell table:formula="of:=[.A149]/[.D149]*1000000000" office:value-type="float" office:value="2048.17079231705" calcext:value-type="float">
            <text:p>2048.17079231705</text:p>
          </table:table-cell>
          <table:table-cell table:formula="of:=[.A149]/[.B149]*1000" office:value-type="float" office:value="1.66625010414063" calcext:value-type="float">
            <text:p>1.66625010414063</text:p>
          </table:table-cell>
          <table:table-cell/>
          <table:table-cell table:formula="of:=[.F149]-[.B149]" office:value-type="float" office:value="847.870792317055" calcext:value-type="float">
            <text:p>847.870792317055</text:p>
          </table:table-cell>
          <table:table-cell table:formula="of:=[.G149]-[.D149]/1000000" office:value-type="float" office:value="0.689769037472632" calcext:value-type="float">
            <text:p>0.689769037472632</text:p>
          </table:table-cell>
          <table:table-cell table:number-columns-repeated="2"/>
          <table:table-cell table:formula="of:=([.A149]/[.B149]-[.D149]/1000000000)*1000" office:value-type="float" office:value="0.689769037472632" calcext:value-type="float">
            <text:p>0.68976903747263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998.96666667" calcext:value-type="float">
            <text:p>2998.96666667</text:p>
          </table:table-cell>
          <table:table-cell/>
          <table:table-cell office:value-type="float" office:value="1558429.4381" calcext:value-type="float">
            <text:p>1558429.4381</text:p>
          </table:table-cell>
          <table:table-cell/>
          <table:table-cell table:formula="of:=[.A150]/[.D150]*1000000000" office:value-type="float" office:value="5133.37325670222" calcext:value-type="float">
            <text:p>5133.37325670222</text:p>
          </table:table-cell>
          <table:table-cell table:formula="of:=[.A150]/[.B150]*1000" office:value-type="float" office:value="2.66758550166983" calcext:value-type="float">
            <text:p>2.66758550166983</text:p>
          </table:table-cell>
          <table:table-cell/>
          <table:table-cell table:formula="of:=[.F150]-[.B150]" office:value-type="float" office:value="2134.40659003222" calcext:value-type="float">
            <text:p>2134.40659003222</text:p>
          </table:table-cell>
          <table:table-cell table:formula="of:=[.G150]-[.D150]/1000000" office:value-type="float" office:value="1.10915606356983" calcext:value-type="float">
            <text:p>1.10915606356983</text:p>
          </table:table-cell>
          <table:table-cell table:number-columns-repeated="2"/>
          <table:table-cell table:formula="of:=([.A150]/[.B150]-[.D150]/1000000000)*1000" office:value-type="float" office:value="1.10915606356983" calcext:value-type="float">
            <text:p>1.1091560635698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383.56666667" calcext:value-type="float">
            <text:p>3383.56666667</text:p>
          </table:table-cell>
          <table:table-cell/>
          <table:table-cell office:value-type="float" office:value="2457442.89048" calcext:value-type="float">
            <text:p>2457442.89048</text:p>
          </table:table-cell>
          <table:table-cell/>
          <table:table-cell table:formula="of:=[.A151]/[.D151]*1000000000" office:value-type="float" office:value="6510.83289136978" calcext:value-type="float">
            <text:p>6510.83289136978</text:p>
          </table:table-cell>
          <table:table-cell table:formula="of:=[.A151]/[.B151]*1000" office:value-type="float" office:value="4.72873791954769" calcext:value-type="float">
            <text:p>4.72873791954769</text:p>
          </table:table-cell>
          <table:table-cell/>
          <table:table-cell table:formula="of:=[.F151]-[.B151]" office:value-type="float" office:value="3127.26622469978" calcext:value-type="float">
            <text:p>3127.26622469978</text:p>
          </table:table-cell>
          <table:table-cell table:formula="of:=[.G151]-[.D151]/1000000" office:value-type="float" office:value="2.27129502906769" calcext:value-type="float">
            <text:p>2.27129502906769</text:p>
          </table:table-cell>
          <table:table-cell table:number-columns-repeated="2"/>
          <table:table-cell table:formula="of:=([.A151]/[.B151]-[.D151]/1000000000)*1000" office:value-type="float" office:value="2.27129502906769" calcext:value-type="float">
            <text:p>2.2712950290676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579.00952381" calcext:value-type="float">
            <text:p>3579.00952381</text:p>
          </table:table-cell>
          <table:table-cell/>
          <table:table-cell office:value-type="float" office:value="2936839.93333" calcext:value-type="float">
            <text:p>2936839.93333</text:p>
          </table:table-cell>
          <table:table-cell/>
          <table:table-cell table:formula="of:=[.A152]/[.D152]*1000000000" office:value-type="float" office:value="8172.04905436813" calcext:value-type="float">
            <text:p>8172.04905436813</text:p>
          </table:table-cell>
          <table:table-cell table:formula="of:=[.A152]/[.B152]*1000" office:value-type="float" office:value="6.70576589426089" calcext:value-type="float">
            <text:p>6.70576589426089</text:p>
          </table:table-cell>
          <table:table-cell/>
          <table:table-cell table:formula="of:=[.F152]-[.B152]" office:value-type="float" office:value="4593.03953055814" calcext:value-type="float">
            <text:p>4593.03953055814</text:p>
          </table:table-cell>
          <table:table-cell table:formula="of:=[.G152]-[.D152]/1000000" office:value-type="float" office:value="3.76892596093089" calcext:value-type="float">
            <text:p>3.76892596093089</text:p>
          </table:table-cell>
          <table:table-cell table:number-columns-repeated="2"/>
          <table:table-cell table:formula="of:=([.A152]/[.B152]-[.D152]/1000000000)*1000" office:value-type="float" office:value="3.76892596093089" calcext:value-type="float">
            <text:p>3.7689259609308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616.8" calcext:value-type="float">
            <text:p>3616.8</text:p>
          </table:table-cell>
          <table:table-cell/>
          <table:table-cell office:value-type="float" office:value="3362562.96191" calcext:value-type="float">
            <text:p>3362562.96191</text:p>
          </table:table-cell>
          <table:table-cell/>
          <table:table-cell table:formula="of:=[.A153]/[.D153]*1000000000" office:value-type="float" office:value="9516.55042968278" calcext:value-type="float">
            <text:p>9516.55042968278</text:p>
          </table:table-cell>
          <table:table-cell table:formula="of:=[.A153]/[.B153]*1000" office:value-type="float" office:value="8.847600088476" calcext:value-type="float">
            <text:p>8.847600088476</text:p>
          </table:table-cell>
          <table:table-cell/>
          <table:table-cell table:formula="of:=[.F153]-[.B153]" office:value-type="float" office:value="5899.75042968278" calcext:value-type="float">
            <text:p>5899.75042968278</text:p>
          </table:table-cell>
          <table:table-cell table:formula="of:=[.G153]-[.D153]/1000000" office:value-type="float" office:value="5.485037126566" calcext:value-type="float">
            <text:p>5.485037126566</text:p>
          </table:table-cell>
          <table:table-cell table:number-columns-repeated="2"/>
          <table:table-cell table:formula="of:=([.A153]/[.B153]-[.D153]/1000000000)*1000" office:value-type="float" office:value="5.485037126566" calcext:value-type="float">
            <text:p>5.48503712656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569.78095238" calcext:value-type="float">
            <text:p>3569.78095238</text:p>
          </table:table-cell>
          <table:table-cell/>
          <table:table-cell office:value-type="float" office:value="3862659.8" calcext:value-type="float">
            <text:p>3862659.8</text:p>
          </table:table-cell>
          <table:table-cell/>
          <table:table-cell table:formula="of:=[.A154]/[.D154]*1000000000" office:value-type="float" office:value="10355.5586231021" calcext:value-type="float">
            <text:p>10355.5586231021</text:p>
          </table:table-cell>
          <table:table-cell table:formula="of:=[.A154]/[.B154]*1000" office:value-type="float" office:value="11.2051693181151" calcext:value-type="float">
            <text:p>11.2051693181151</text:p>
          </table:table-cell>
          <table:table-cell/>
          <table:table-cell table:formula="of:=[.F154]-[.B154]" office:value-type="float" office:value="6785.77767072214" calcext:value-type="float">
            <text:p>6785.77767072214</text:p>
          </table:table-cell>
          <table:table-cell table:formula="of:=[.G154]-[.D154]/1000000" office:value-type="float" office:value="7.34250951811508" calcext:value-type="float">
            <text:p>7.34250951811508</text:p>
          </table:table-cell>
          <table:table-cell table:number-columns-repeated="2"/>
          <table:table-cell table:formula="of:=([.A154]/[.B154]-[.D154]/1000000000)*1000" office:value-type="float" office:value="7.34250951811508" calcext:value-type="float">
            <text:p>7.3425095181150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755.71589537" calcext:value-type="float">
            <text:p>3755.71589537</text:p>
          </table:table-cell>
          <table:table-cell/>
          <table:table-cell office:value-type="float" office:value="4130792.78826" calcext:value-type="float">
            <text:p>4130792.78826</text:p>
          </table:table-cell>
          <table:table-cell/>
          <table:table-cell table:formula="of:=[.A155]/[.D155]*1000000000" office:value-type="float" office:value="11620.0454635293" calcext:value-type="float">
            <text:p>11620.0454635293</text:p>
          </table:table-cell>
          <table:table-cell table:formula="of:=[.A155]/[.B155]*1000" office:value-type="float" office:value="12.7805194368333" calcext:value-type="float">
            <text:p>12.7805194368333</text:p>
          </table:table-cell>
          <table:table-cell/>
          <table:table-cell table:formula="of:=[.F155]-[.B155]" office:value-type="float" office:value="7864.32956815926" calcext:value-type="float">
            <text:p>7864.32956815926</text:p>
          </table:table-cell>
          <table:table-cell table:formula="of:=[.G155]-[.D155]/1000000" office:value-type="float" office:value="8.64972664857328" calcext:value-type="float">
            <text:p>8.64972664857328</text:p>
          </table:table-cell>
          <table:table-cell table:number-columns-repeated="2"/>
          <table:table-cell table:formula="of:=([.A155]/[.B155]-[.D155]/1000000000)*1000" office:value-type="float" office:value="8.64972664857328" calcext:value-type="float">
            <text:p>8.64972664857328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3699.92018779" calcext:value-type="float">
            <text:p>3699.92018779</text:p>
          </table:table-cell>
          <table:table-cell/>
          <table:table-cell office:value-type="float" office:value="4655644.82683" calcext:value-type="float">
            <text:p>4655644.82683</text:p>
          </table:table-cell>
          <table:table-cell/>
          <table:table-cell table:formula="of:=[.A156]/[.D156]*1000000000" office:value-type="float" office:value="12028.4089708214" calcext:value-type="float">
            <text:p>12028.4089708214</text:p>
          </table:table-cell>
          <table:table-cell table:formula="of:=[.A156]/[.B156]*1000" office:value-type="float" office:value="15.1354616201733" calcext:value-type="float">
            <text:p>15.1354616201733</text:p>
          </table:table-cell>
          <table:table-cell/>
          <table:table-cell table:formula="of:=[.F156]-[.B156]" office:value-type="float" office:value="8328.48878303136" calcext:value-type="float">
            <text:p>8328.48878303136</text:p>
          </table:table-cell>
          <table:table-cell table:formula="of:=[.G156]-[.D156]/1000000" office:value-type="float" office:value="10.4798167933433" calcext:value-type="float">
            <text:p>10.4798167933433</text:p>
          </table:table-cell>
          <table:table-cell table:number-columns-repeated="2"/>
          <table:table-cell table:formula="of:=([.A156]/[.B156]-[.D156]/1000000000)*1000" office:value-type="float" office:value="10.4798167933433" calcext:value-type="float">
            <text:p>10.479816793343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699.46136821" calcext:value-type="float">
            <text:p>3699.46136821</text:p>
          </table:table-cell>
          <table:table-cell/>
          <table:table-cell office:value-type="float" office:value="5165308.04923" calcext:value-type="float">
            <text:p>5165308.04923</text:p>
          </table:table-cell>
          <table:table-cell/>
          <table:table-cell table:formula="of:=[.A157]/[.D157]*1000000000" office:value-type="float" office:value="12390.3549197885" calcext:value-type="float">
            <text:p>12390.3549197885</text:p>
          </table:table-cell>
          <table:table-cell table:formula="of:=[.A157]/[.B157]*1000" office:value-type="float" office:value="17.2998157380318" calcext:value-type="float">
            <text:p>17.2998157380318</text:p>
          </table:table-cell>
          <table:table-cell/>
          <table:table-cell table:formula="of:=[.F157]-[.B157]" office:value-type="float" office:value="8690.89355157849" calcext:value-type="float">
            <text:p>8690.89355157849</text:p>
          </table:table-cell>
          <table:table-cell table:formula="of:=[.G157]-[.D157]/1000000" office:value-type="float" office:value="12.1345076888018" calcext:value-type="float">
            <text:p>12.1345076888018</text:p>
          </table:table-cell>
          <table:table-cell table:number-columns-repeated="2"/>
          <table:table-cell table:formula="of:=([.A157]/[.B157]-[.D157]/1000000000)*1000" office:value-type="float" office:value="12.1345076888018" calcext:value-type="float">
            <text:p>12.1345076888018</text:p>
          </table:table-cell>
        </table:table-row>
        <table:table-row table:style-name="ro1" table:number-rows-repeated="3">
          <table:table-cell table:number-columns-repeated="1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Clients</text:p>
          </table:table-cell>
          <table:table-cell office:value-type="string" calcext:value-type="string">
            <text:p>Avg</text:p>
          </table:table-cell>
          <table:table-cell/>
          <table:table-cell office:value-type="string" calcext:value-type="string">
            <text:p>Avg</text:p>
          </table:table-cell>
          <table:table-cell/>
          <table:table-cell office:value-type="string" calcext:value-type="string">
            <text:p>th</text:p>
          </table:table-cell>
          <table:table-cell office:value-type="string" calcext:value-type="string">
            <text:p>rt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01.03809524" calcext:value-type="float">
            <text:p>1201.03809524</text:p>
          </table:table-cell>
          <table:table-cell/>
          <table:table-cell office:value-type="float" office:value="933421.728571" calcext:value-type="float">
            <text:p>933421.728571</text:p>
          </table:table-cell>
          <table:table-cell/>
          <table:table-cell table:formula="of:=[.A164]/[.D164]*1000000000" office:value-type="float" office:value="2142.65421382664" calcext:value-type="float">
            <text:p>2142.65421382664</text:p>
          </table:table-cell>
          <table:table-cell table:formula="of:=[.A164]/[.B164]*1000" office:value-type="float" office:value="1.66522611391468" calcext:value-type="float">
            <text:p>1.66522611391468</text:p>
          </table:table-cell>
          <table:table-cell/>
          <table:table-cell table:formula="of:=[.F164]-[.B164]" office:value-type="float" office:value="941.616118586641" calcext:value-type="float">
            <text:p>941.616118586641</text:p>
          </table:table-cell>
          <table:table-cell table:formula="of:=[.G164]-[.D164]/1000000" office:value-type="float" office:value="0.731804385343684" calcext:value-type="float">
            <text:p>0.731804385343684</text:p>
          </table:table-cell>
          <table:table-cell table:number-columns-repeated="2"/>
          <table:table-cell table:formula="of:=([.A164]/[.B164]-[.D164]/1000000000)*1000" office:value-type="float" office:value="0.731804385343684" calcext:value-type="float">
            <text:p>0.73180438534368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143.8" calcext:value-type="float">
            <text:p>3143.8</text:p>
          </table:table-cell>
          <table:table-cell/>
          <table:table-cell office:value-type="float" office:value="1330437.90952" calcext:value-type="float">
            <text:p>1330437.90952</text:p>
          </table:table-cell>
          <table:table-cell/>
          <table:table-cell table:formula="of:=[.A165]/[.D165]*1000000000" office:value-type="float" office:value="6013.05776297841" calcext:value-type="float">
            <text:p>6013.05776297841</text:p>
          </table:table-cell>
          <table:table-cell table:formula="of:=[.A165]/[.B165]*1000" office:value-type="float" office:value="2.54469113811311" calcext:value-type="float">
            <text:p>2.54469113811311</text:p>
          </table:table-cell>
          <table:table-cell/>
          <table:table-cell table:formula="of:=[.F165]-[.B165]" office:value-type="float" office:value="2869.25776297841" calcext:value-type="float">
            <text:p>2869.25776297841</text:p>
          </table:table-cell>
          <table:table-cell table:formula="of:=[.G165]-[.D165]/1000000" office:value-type="float" office:value="1.21425322859311" calcext:value-type="float">
            <text:p>1.21425322859311</text:p>
          </table:table-cell>
          <table:table-cell table:number-columns-repeated="2"/>
          <table:table-cell table:formula="of:=([.A165]/[.B165]-[.D165]/1000000000)*1000" office:value-type="float" office:value="1.21425322859311" calcext:value-type="float">
            <text:p>1.2142532285931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644.28571429" calcext:value-type="float">
            <text:p>3644.28571429</text:p>
          </table:table-cell>
          <table:table-cell/>
          <table:table-cell office:value-type="float" office:value="2158934.18095" calcext:value-type="float">
            <text:p>2158934.18095</text:p>
          </table:table-cell>
          <table:table-cell/>
          <table:table-cell table:formula="of:=[.A166]/[.D166]*1000000000" office:value-type="float" office:value="7411.06428402532" calcext:value-type="float">
            <text:p>7411.06428402532</text:p>
          </table:table-cell>
          <table:table-cell table:formula="of:=[.A166]/[.B166]*1000" office:value-type="float" office:value="4.39043512347582" calcext:value-type="float">
            <text:p>4.39043512347582</text:p>
          </table:table-cell>
          <table:table-cell/>
          <table:table-cell table:formula="of:=[.F166]-[.B166]" office:value-type="float" office:value="3766.77856973532" calcext:value-type="float">
            <text:p>3766.77856973532</text:p>
          </table:table-cell>
          <table:table-cell table:formula="of:=[.G166]-[.D166]/1000000" office:value-type="float" office:value="2.23150094252582" calcext:value-type="float">
            <text:p>2.23150094252582</text:p>
          </table:table-cell>
          <table:table-cell table:number-columns-repeated="2"/>
          <table:table-cell table:formula="of:=([.A166]/[.B166]-[.D166]/1000000000)*1000" office:value-type="float" office:value="2.23150094252582" calcext:value-type="float">
            <text:p>2.2315009425258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831.89523809" calcext:value-type="float">
            <text:p>3831.89523809</text:p>
          </table:table-cell>
          <table:table-cell/>
          <table:table-cell office:value-type="float" office:value="3136549.82857" calcext:value-type="float">
            <text:p>3136549.82857</text:p>
          </table:table-cell>
          <table:table-cell/>
          <table:table-cell table:formula="of:=[.A167]/[.D167]*1000000000" office:value-type="float" office:value="7651.71966387729" calcext:value-type="float">
            <text:p>7651.71966387729</text:p>
          </table:table-cell>
          <table:table-cell table:formula="of:=[.A167]/[.B167]*1000" office:value-type="float" office:value="6.26321924499239" calcext:value-type="float">
            <text:p>6.26321924499239</text:p>
          </table:table-cell>
          <table:table-cell/>
          <table:table-cell table:formula="of:=[.F167]-[.B167]" office:value-type="float" office:value="3819.82442578729" calcext:value-type="float">
            <text:p>3819.82442578729</text:p>
          </table:table-cell>
          <table:table-cell table:formula="of:=[.G167]-[.D167]/1000000" office:value-type="float" office:value="3.12666941642239" calcext:value-type="float">
            <text:p>3.12666941642239</text:p>
          </table:table-cell>
          <table:table-cell table:number-columns-repeated="2"/>
          <table:table-cell table:formula="of:=([.A167]/[.B167]-[.D167]/1000000000)*1000" office:value-type="float" office:value="3.12666941642239" calcext:value-type="float">
            <text:p>3.1266694164223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902.63413816" calcext:value-type="float">
            <text:p>3902.63413816</text:p>
          </table:table-cell>
          <table:table-cell/>
          <table:table-cell office:value-type="float" office:value="4292281.03072" calcext:value-type="float">
            <text:p>4292281.03072</text:p>
          </table:table-cell>
          <table:table-cell/>
          <table:table-cell table:formula="of:=[.A168]/[.D168]*1000000000" office:value-type="float" office:value="7455.2434407195" calcext:value-type="float">
            <text:p>7455.2434407195</text:p>
          </table:table-cell>
          <table:table-cell table:formula="of:=[.A168]/[.B168]*1000" office:value-type="float" office:value="8.19959003768856" calcext:value-type="float">
            <text:p>8.19959003768856</text:p>
          </table:table-cell>
          <table:table-cell/>
          <table:table-cell table:formula="of:=[.F168]-[.B168]" office:value-type="float" office:value="3552.6093025595" calcext:value-type="float">
            <text:p>3552.6093025595</text:p>
          </table:table-cell>
          <table:table-cell table:formula="of:=[.G168]-[.D168]/1000000" office:value-type="float" office:value="3.90730900696856" calcext:value-type="float">
            <text:p>3.90730900696856</text:p>
          </table:table-cell>
          <table:table-cell table:number-columns-repeated="2"/>
          <table:table-cell table:formula="of:=([.A168]/[.B168]-[.D168]/1000000000)*1000" office:value-type="float" office:value="3.90730900696856" calcext:value-type="float">
            <text:p>3.9073090069685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911.41911469" calcext:value-type="float">
            <text:p>3911.41911469</text:p>
          </table:table-cell>
          <table:table-cell/>
          <table:table-cell office:value-type="float" office:value="5439351.89202" calcext:value-type="float">
            <text:p>5439351.89202</text:p>
          </table:table-cell>
          <table:table-cell/>
          <table:table-cell table:formula="of:=[.A169]/[.D169]*1000000000" office:value-type="float" office:value="7353.81729185116" calcext:value-type="float">
            <text:p>7353.81729185116</text:p>
          </table:table-cell>
          <table:table-cell table:formula="of:=[.A169]/[.B169]*1000" office:value-type="float" office:value="10.2264673836085" calcext:value-type="float">
            <text:p>10.2264673836085</text:p>
          </table:table-cell>
          <table:table-cell/>
          <table:table-cell table:formula="of:=[.F169]-[.B169]" office:value-type="float" office:value="3442.39817716116" calcext:value-type="float">
            <text:p>3442.39817716116</text:p>
          </table:table-cell>
          <table:table-cell table:formula="of:=[.G169]-[.D169]/1000000" office:value-type="float" office:value="4.78711549158847" calcext:value-type="float">
            <text:p>4.78711549158847</text:p>
          </table:table-cell>
          <table:table-cell table:number-columns-repeated="2"/>
          <table:table-cell table:formula="of:=([.A169]/[.B169]-[.D169]/1000000000)*1000" office:value-type="float" office:value="4.78711549158847" calcext:value-type="float">
            <text:p>4.7871154915884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957.78095238" calcext:value-type="float">
            <text:p>3957.78095238</text:p>
          </table:table-cell>
          <table:table-cell/>
          <table:table-cell office:value-type="float" office:value="6312847.86667" calcext:value-type="float">
            <text:p>6312847.86667</text:p>
          </table:table-cell>
          <table:table-cell/>
          <table:table-cell table:formula="of:=[.A170]/[.D170]*1000000000" office:value-type="float" office:value="7603.54138318872" calcext:value-type="float">
            <text:p>7603.54138318872</text:p>
          </table:table-cell>
          <table:table-cell table:formula="of:=[.A170]/[.B170]*1000" office:value-type="float" office:value="12.1280082393482" calcext:value-type="float">
            <text:p>12.1280082393482</text:p>
          </table:table-cell>
          <table:table-cell/>
          <table:table-cell table:formula="of:=[.F170]-[.B170]" office:value-type="float" office:value="3645.76043080872" calcext:value-type="float">
            <text:p>3645.76043080872</text:p>
          </table:table-cell>
          <table:table-cell table:formula="of:=[.G170]-[.D170]/1000000" office:value-type="float" office:value="5.8151603726782" calcext:value-type="float">
            <text:p>5.8151603726782</text:p>
          </table:table-cell>
          <table:table-cell table:number-columns-repeated="2"/>
          <table:table-cell table:formula="of:=([.A170]/[.B170]-[.D170]/1000000000)*1000" office:value-type="float" office:value="5.8151603726782" calcext:value-type="float">
            <text:p>5.8151603726782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3986.69047619" calcext:value-type="float">
            <text:p>3986.69047619</text:p>
          </table:table-cell>
          <table:table-cell/>
          <table:table-cell office:value-type="float" office:value="7415359.56191" calcext:value-type="float">
            <text:p>7415359.56191</text:p>
          </table:table-cell>
          <table:table-cell/>
          <table:table-cell table:formula="of:=[.A171]/[.D171]*1000000000" office:value-type="float" office:value="7551.89273459531" calcext:value-type="float">
            <text:p>7551.89273459531</text:p>
          </table:table-cell>
          <table:table-cell table:formula="of:=[.A171]/[.B171]*1000" office:value-type="float" office:value="14.0467388512986" calcext:value-type="float">
            <text:p>14.0467388512986</text:p>
          </table:table-cell>
          <table:table-cell/>
          <table:table-cell table:formula="of:=[.F171]-[.B171]" office:value-type="float" office:value="3565.20225840531" calcext:value-type="float">
            <text:p>3565.20225840531</text:p>
          </table:table-cell>
          <table:table-cell table:formula="of:=[.G171]-[.D171]/1000000" office:value-type="float" office:value="6.63137928938855" calcext:value-type="float">
            <text:p>6.63137928938855</text:p>
          </table:table-cell>
          <table:table-cell table:number-columns-repeated="2"/>
          <table:table-cell table:formula="of:=([.A171]/[.B171]-[.D171]/1000000000)*1000" office:value-type="float" office:value="6.63137928938855" calcext:value-type="float">
            <text:p>6.6313792893885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954.09047619" calcext:value-type="float">
            <text:p>3954.09047619</text:p>
          </table:table-cell>
          <table:table-cell/>
          <table:table-cell office:value-type="float" office:value="8936877.60952" calcext:value-type="float">
            <text:p>8936877.60952</text:p>
          </table:table-cell>
          <table:table-cell/>
          <table:table-cell table:formula="of:=[.A172]/[.D172]*1000000000" office:value-type="float" office:value="7161.33786277033" calcext:value-type="float">
            <text:p>7161.33786277033</text:p>
          </table:table-cell>
          <table:table-cell table:formula="of:=[.A172]/[.B172]*1000" office:value-type="float" office:value="16.1857702511825" calcext:value-type="float">
            <text:p>16.1857702511825</text:p>
          </table:table-cell>
          <table:table-cell/>
          <table:table-cell table:formula="of:=[.F172]-[.B172]" office:value-type="float" office:value="3207.24738658033" calcext:value-type="float">
            <text:p>3207.24738658033</text:p>
          </table:table-cell>
          <table:table-cell table:formula="of:=[.G172]-[.D172]/1000000" office:value-type="float" office:value="7.24889264166246" calcext:value-type="float">
            <text:p>7.24889264166246</text:p>
          </table:table-cell>
          <table:table-cell table:number-columns-repeated="2"/>
          <table:table-cell table:formula="of:=([.A172]/[.B172]-[.D172]/1000000000)*1000" office:value-type="float" office:value="7.24889264166246" calcext:value-type="float">
            <text:p>7.24889264166246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Clients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Std Dev</text:p>
          </table:table-cell>
          <table:table-cell office:value-type="string" calcext:value-type="string">
            <text:p>Avg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78.27142857" calcext:value-type="float">
            <text:p>1178.27142857</text:p>
          </table:table-cell>
          <table:table-cell office:value-type="float" office:value="2.21483864135" calcext:value-type="float">
            <text:p>2.21483864135</text:p>
          </table:table-cell>
          <table:table-cell office:value-type="float" office:value="964108.280952" calcext:value-type="float">
            <text:p>964108.280952</text:p>
          </table:table-cell>
          <table:table-cell/>
          <table:table-cell table:formula="of:=[.A176]/[.D176]*1000000000" office:value-type="float" office:value="2074.45578418341" calcext:value-type="float">
            <text:p>2074.45578418341</text:p>
          </table:table-cell>
          <table:table-cell table:formula="of:=[.A176]/[.B176]*1000" office:value-type="float" office:value="1.69740176287503" calcext:value-type="float">
            <text:p>1.69740176287503</text:p>
          </table:table-cell>
          <table:table-cell/>
          <table:table-cell table:formula="of:=[.F176]-[.B176]" office:value-type="float" office:value="896.18435561341" calcext:value-type="float">
            <text:p>896.18435561341</text:p>
          </table:table-cell>
          <table:table-cell table:formula="of:=[.G176]-[.D176]/1000000" office:value-type="float" office:value="0.733293481923032" calcext:value-type="float">
            <text:p>0.733293481923032</text:p>
          </table:table-cell>
          <table:table-cell table:number-columns-repeated="2"/>
          <table:table-cell table:formula="of:=([.A176]/[.B176]-[.D176]/1000000000)*1000" office:value-type="float" office:value="0.733293481923032" calcext:value-type="float">
            <text:p>0.73329348192303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111.61428571" calcext:value-type="float">
            <text:p>3111.61428571</text:p>
          </table:table-cell>
          <table:table-cell office:value-type="float" office:value="29.5784256743" calcext:value-type="float">
            <text:p>29.5784256743</text:p>
          </table:table-cell>
          <table:table-cell office:value-type="float" office:value="1341906.92381" calcext:value-type="float">
            <text:p>1341906.92381</text:p>
          </table:table-cell>
          <table:table-cell/>
          <table:table-cell table:formula="of:=[.A177]/[.D177]*1000000000" office:value-type="float" office:value="5961.66534209843" calcext:value-type="float">
            <text:p>5961.66534209843</text:p>
          </table:table-cell>
          <table:table-cell table:formula="of:=[.A177]/[.B177]*1000" office:value-type="float" office:value="2.57101274947212" calcext:value-type="float">
            <text:p>2.57101274947212</text:p>
          </table:table-cell>
          <table:table-cell/>
          <table:table-cell table:formula="of:=[.F177]-[.B177]" office:value-type="float" office:value="2850.05105638843" calcext:value-type="float">
            <text:p>2850.05105638843</text:p>
          </table:table-cell>
          <table:table-cell table:formula="of:=[.G177]-[.D177]/1000000" office:value-type="float" office:value="1.22910582566212" calcext:value-type="float">
            <text:p>1.22910582566212</text:p>
          </table:table-cell>
          <table:table-cell table:number-columns-repeated="2"/>
          <table:table-cell table:formula="of:=([.A177]/[.B177]-[.D177]/1000000000)*1000" office:value-type="float" office:value="1.22910582566212" calcext:value-type="float">
            <text:p>1.2291058256621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531.41904762" calcext:value-type="float">
            <text:p>3531.41904762</text:p>
          </table:table-cell>
          <table:table-cell office:value-type="float" office:value="38.5010636852" calcext:value-type="float">
            <text:p>38.5010636852</text:p>
          </table:table-cell>
          <table:table-cell office:value-type="float" office:value="1985215.48095" calcext:value-type="float">
            <text:p>1985215.48095</text:p>
          </table:table-cell>
          <table:table-cell/>
          <table:table-cell table:formula="of:=[.A178]/[.D178]*1000000000" office:value-type="float" office:value="8059.57849590383" calcext:value-type="float">
            <text:p>8059.57849590383</text:p>
          </table:table-cell>
          <table:table-cell table:formula="of:=[.A178]/[.B178]*1000" office:value-type="float" office:value="4.53075655543717" calcext:value-type="float">
            <text:p>4.53075655543717</text:p>
          </table:table-cell>
          <table:table-cell/>
          <table:table-cell table:formula="of:=[.F178]-[.B178]" office:value-type="float" office:value="4528.15944828383" calcext:value-type="float">
            <text:p>4528.15944828383</text:p>
          </table:table-cell>
          <table:table-cell table:formula="of:=[.G178]-[.D178]/1000000" office:value-type="float" office:value="2.54554107448717" calcext:value-type="float">
            <text:p>2.54554107448717</text:p>
          </table:table-cell>
          <table:table-cell table:number-columns-repeated="2"/>
          <table:table-cell table:formula="of:=([.A178]/[.B178]-[.D178]/1000000000)*1000" office:value-type="float" office:value="2.54554107448717" calcext:value-type="float">
            <text:p>2.5455410744871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689.58095238" calcext:value-type="float">
            <text:p>3689.58095238</text:p>
          </table:table-cell>
          <table:table-cell office:value-type="float" office:value="94.5637829611" calcext:value-type="float">
            <text:p>94.5637829611</text:p>
          </table:table-cell>
          <table:table-cell office:value-type="float" office:value="2403270.55238" calcext:value-type="float">
            <text:p>2403270.55238</text:p>
          </table:table-cell>
          <table:table-cell/>
          <table:table-cell table:formula="of:=[.A179]/[.D179]*1000000000" office:value-type="float" office:value="9986.3912434796" calcext:value-type="float">
            <text:p>9986.3912434796</text:p>
          </table:table-cell>
          <table:table-cell table:formula="of:=[.A179]/[.B179]*1000" office:value-type="float" office:value="6.50480374594263" calcext:value-type="float">
            <text:p>6.50480374594263</text:p>
          </table:table-cell>
          <table:table-cell/>
          <table:table-cell table:formula="of:=[.F179]-[.B179]" office:value-type="float" office:value="6296.8102910996" calcext:value-type="float">
            <text:p>6296.8102910996</text:p>
          </table:table-cell>
          <table:table-cell table:formula="of:=[.G179]-[.D179]/1000000" office:value-type="float" office:value="4.10153319356263" calcext:value-type="float">
            <text:p>4.10153319356263</text:p>
          </table:table-cell>
          <table:table-cell table:number-columns-repeated="2"/>
          <table:table-cell table:formula="of:=([.A179]/[.B179]-[.D179]/1000000000)*1000" office:value-type="float" office:value="4.10153319356263" calcext:value-type="float">
            <text:p>4.1015331935626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787.90952381" calcext:value-type="float">
            <text:p>3787.90952381</text:p>
          </table:table-cell>
          <table:table-cell office:value-type="float" office:value="99.8676924063" calcext:value-type="float">
            <text:p>99.8676924063</text:p>
          </table:table-cell>
          <table:table-cell office:value-type="float" office:value="2833096.54286" calcext:value-type="float">
            <text:p>2833096.54286</text:p>
          </table:table-cell>
          <table:table-cell/>
          <table:table-cell table:formula="of:=[.A180]/[.D180]*1000000000" office:value-type="float" office:value="11295.0616104653" calcext:value-type="float">
            <text:p>11295.0616104653</text:p>
          </table:table-cell>
          <table:table-cell table:formula="of:=[.A180]/[.B180]*1000" office:value-type="float" office:value="8.44793145106945" calcext:value-type="float">
            <text:p>8.44793145106945</text:p>
          </table:table-cell>
          <table:table-cell/>
          <table:table-cell table:formula="of:=[.F180]-[.B180]" office:value-type="float" office:value="7507.15208665532" calcext:value-type="float">
            <text:p>7507.15208665532</text:p>
          </table:table-cell>
          <table:table-cell table:formula="of:=[.G180]-[.D180]/1000000" office:value-type="float" office:value="5.61483490820945" calcext:value-type="float">
            <text:p>5.61483490820945</text:p>
          </table:table-cell>
          <table:table-cell table:number-columns-repeated="2"/>
          <table:table-cell table:formula="of:=([.A180]/[.B180]-[.D180]/1000000000)*1000" office:value-type="float" office:value="5.61483490820945" calcext:value-type="float">
            <text:p>5.6148349082094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879.31428572" calcext:value-type="float">
            <text:p>3879.31428572</text:p>
          </table:table-cell>
          <table:table-cell office:value-type="float" office:value="60.1803123967" calcext:value-type="float">
            <text:p>60.1803123967</text:p>
          </table:table-cell>
          <table:table-cell office:value-type="float" office:value="3414020.95714" calcext:value-type="float">
            <text:p>3414020.95714</text:p>
          </table:table-cell>
          <table:table-cell/>
          <table:table-cell table:formula="of:=[.A181]/[.D181]*1000000000" office:value-type="float" office:value="11716.389706497" calcext:value-type="float">
            <text:p>11716.389706497</text:p>
          </table:table-cell>
          <table:table-cell table:formula="of:=[.A181]/[.B181]*1000" office:value-type="float" office:value="10.311100636327" calcext:value-type="float">
            <text:p>10.311100636327</text:p>
          </table:table-cell>
          <table:table-cell/>
          <table:table-cell table:formula="of:=[.F181]-[.B181]" office:value-type="float" office:value="7837.07542077696" calcext:value-type="float">
            <text:p>7837.07542077696</text:p>
          </table:table-cell>
          <table:table-cell table:formula="of:=[.G181]-[.D181]/1000000" office:value-type="float" office:value="6.89707967918702" calcext:value-type="float">
            <text:p>6.89707967918702</text:p>
          </table:table-cell>
          <table:table-cell table:number-columns-repeated="2"/>
          <table:table-cell table:formula="of:=([.A181]/[.B181]-[.D181]/1000000000)*1000" office:value-type="float" office:value="6.89707967918702" calcext:value-type="float">
            <text:p>6.8970796791870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843.96190476" calcext:value-type="float">
            <text:p>3843.96190476</text:p>
          </table:table-cell>
          <table:table-cell office:value-type="float" office:value="142.555092348" calcext:value-type="float">
            <text:p>142.555092348</text:p>
          </table:table-cell>
          <table:table-cell office:value-type="float" office:value="3966379.77143" calcext:value-type="float">
            <text:p>3966379.77143</text:p>
          </table:table-cell>
          <table:table-cell/>
          <table:table-cell table:formula="of:=[.A182]/[.D182]*1000000000" office:value-type="float" office:value="12101.7156112347" calcext:value-type="float">
            <text:p>12101.7156112347</text:p>
          </table:table-cell>
          <table:table-cell table:formula="of:=[.A182]/[.B182]*1000" office:value-type="float" office:value="12.4871164671433" calcext:value-type="float">
            <text:p>12.4871164671433</text:p>
          </table:table-cell>
          <table:table-cell/>
          <table:table-cell table:formula="of:=[.F182]-[.B182]" office:value-type="float" office:value="8257.75370647471" calcext:value-type="float">
            <text:p>8257.75370647471</text:p>
          </table:table-cell>
          <table:table-cell table:formula="of:=[.G182]-[.D182]/1000000" office:value-type="float" office:value="8.52073669571327" calcext:value-type="float">
            <text:p>8.52073669571327</text:p>
          </table:table-cell>
          <table:table-cell table:number-columns-repeated="2"/>
          <table:table-cell table:formula="of:=([.A182]/[.B182]-[.D182]/1000000000)*1000" office:value-type="float" office:value="8.52073669571327" calcext:value-type="float">
            <text:p>8.52073669571327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3912.87619048" calcext:value-type="float">
            <text:p>3912.87619048</text:p>
          </table:table-cell>
          <table:table-cell office:value-type="float" office:value="51.128300668" calcext:value-type="float">
            <text:p>51.128300668</text:p>
          </table:table-cell>
          <table:table-cell office:value-type="float" office:value="4472817.91429" calcext:value-type="float">
            <text:p>4472817.91429</text:p>
          </table:table-cell>
          <table:table-cell/>
          <table:table-cell table:formula="of:=[.A183]/[.D183]*1000000000" office:value-type="float" office:value="12520.0714791202" calcext:value-type="float">
            <text:p>12520.0714791202</text:p>
          </table:table-cell>
          <table:table-cell table:formula="of:=[.A183]/[.B183]*1000" office:value-type="float" office:value="14.3117229561844" calcext:value-type="float">
            <text:p>14.3117229561844</text:p>
          </table:table-cell>
          <table:table-cell/>
          <table:table-cell table:formula="of:=[.F183]-[.B183]" office:value-type="float" office:value="8607.19528864017" calcext:value-type="float">
            <text:p>8607.19528864017</text:p>
          </table:table-cell>
          <table:table-cell table:formula="of:=[.G183]-[.D183]/1000000" office:value-type="float" office:value="9.83890504189441" calcext:value-type="float">
            <text:p>9.83890504189441</text:p>
          </table:table-cell>
          <table:table-cell table:number-columns-repeated="2"/>
          <table:table-cell table:formula="of:=([.A183]/[.B183]-[.D183]/1000000000)*1000" office:value-type="float" office:value="9.83890504189441" calcext:value-type="float">
            <text:p>9.8389050418944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965.71589537" calcext:value-type="float">
            <text:p>3965.71589537</text:p>
          </table:table-cell>
          <table:table-cell office:value-type="float" office:value="96.8724762424" calcext:value-type="float">
            <text:p>96.8724762424</text:p>
          </table:table-cell>
          <table:table-cell office:value-type="float" office:value="4823111.75238" calcext:value-type="float">
            <text:p>4823111.75238</text:p>
          </table:table-cell>
          <table:table-cell/>
          <table:table-cell table:formula="of:=[.A184]/[.D184]*1000000000" office:value-type="float" office:value="13269.4416562956" calcext:value-type="float">
            <text:p>13269.4416562956</text:p>
          </table:table-cell>
          <table:table-cell table:formula="of:=[.A184]/[.B184]*1000" office:value-type="float" office:value="16.1383219798273" calcext:value-type="float">
            <text:p>16.1383219798273</text:p>
          </table:table-cell>
          <table:table-cell/>
          <table:table-cell table:formula="of:=[.F184]-[.B184]" office:value-type="float" office:value="9303.72576092559" calcext:value-type="float">
            <text:p>9303.72576092559</text:p>
          </table:table-cell>
          <table:table-cell table:formula="of:=[.G184]-[.D184]/1000000" office:value-type="float" office:value="11.3152102274473" calcext:value-type="float">
            <text:p>11.3152102274473</text:p>
          </table:table-cell>
          <table:table-cell table:number-columns-repeated="2"/>
          <table:table-cell table:formula="of:=([.A184]/[.B184]-[.D184]/1000000000)*1000" office:value-type="float" office:value="11.3152102274473" calcext:value-type="float">
            <text:p>11.3152102274473</text:p>
          </table:table-cell>
        </table:table-row>
        <table:table-row table:style-name="ro1" table:number-rows-repeated="3">
          <table:table-cell table:number-columns-repeated="13"/>
        </table:table-row>
        <table:table-row table:style-name="ro1">
          <table:table-cell office:value-type="string" calcext:value-type="string">
            <text:p>Clients</text:p>
          </table:table-cell>
          <table:table-cell office:value-type="string" calcext:value-type="string">
            <text:p>Avg</text:p>
          </table:table-cell>
          <table:table-cell/>
          <table:table-cell office:value-type="string" calcext:value-type="string">
            <text:p>Avg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85.50952381" calcext:value-type="float">
            <text:p>1185.50952381</text:p>
          </table:table-cell>
          <table:table-cell/>
          <table:table-cell office:value-type="float" office:value="951521.423809" calcext:value-type="float">
            <text:p>951521.423809</text:p>
          </table:table-cell>
          <table:table-cell/>
          <table:table-cell table:formula="of:=[.A189]/[.D189]*1000000000" office:value-type="float" office:value="2101.89697252835" calcext:value-type="float">
            <text:p>2101.89697252835</text:p>
          </table:table-cell>
          <table:table-cell table:formula="of:=[.A189]/[.B189]*1000" office:value-type="float" office:value="1.68703832388658" calcext:value-type="float">
            <text:p>1.68703832388658</text:p>
          </table:table-cell>
          <table:table-cell/>
          <table:table-cell table:formula="of:=[.F189]-[.B189]" office:value-type="float" office:value="916.387448718348" calcext:value-type="float">
            <text:p>916.387448718348</text:p>
          </table:table-cell>
          <table:table-cell table:formula="of:=[.G189]-[.D189]/1000000" office:value-type="float" office:value="0.73551690007758" calcext:value-type="float">
            <text:p>0.73551690007758</text:p>
          </table:table-cell>
          <table:table-cell table:number-columns-repeated="2"/>
          <table:table-cell table:formula="of:=([.A189]/[.B189]-[.D189]/1000000000)*1000" office:value-type="float" office:value="0.73551690007758" calcext:value-type="float">
            <text:p>0.7355169000775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151.29047619" calcext:value-type="float">
            <text:p>3151.29047619</text:p>
          </table:table-cell>
          <table:table-cell/>
          <table:table-cell office:value-type="float" office:value="1297636.88095" calcext:value-type="float">
            <text:p>1297636.88095</text:p>
          </table:table-cell>
          <table:table-cell/>
          <table:table-cell table:formula="of:=[.A190]/[.D190]*1000000000" office:value-type="float" office:value="6165.0528876331" calcext:value-type="float">
            <text:p>6165.0528876331</text:p>
          </table:table-cell>
          <table:table-cell table:formula="of:=[.A190]/[.B190]*1000" office:value-type="float" office:value="2.53864252135596" calcext:value-type="float">
            <text:p>2.53864252135596</text:p>
          </table:table-cell>
          <table:table-cell/>
          <table:table-cell table:formula="of:=[.F190]-[.B190]" office:value-type="float" office:value="3013.7624114431" calcext:value-type="float">
            <text:p>3013.7624114431</text:p>
          </table:table-cell>
          <table:table-cell table:formula="of:=[.G190]-[.D190]/1000000" office:value-type="float" office:value="1.24100564040596" calcext:value-type="float">
            <text:p>1.24100564040596</text:p>
          </table:table-cell>
          <table:table-cell table:number-columns-repeated="2"/>
          <table:table-cell table:formula="of:=([.A190]/[.B190]-[.D190]/1000000000)*1000" office:value-type="float" office:value="1.24100564040596" calcext:value-type="float">
            <text:p>1.2410056404059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607.88095238" calcext:value-type="float">
            <text:p>3607.88095238</text:p>
          </table:table-cell>
          <table:table-cell/>
          <table:table-cell office:value-type="float" office:value="1961314.14286" calcext:value-type="float">
            <text:p>1961314.14286</text:p>
          </table:table-cell>
          <table:table-cell/>
          <table:table-cell table:formula="of:=[.A191]/[.D191]*1000000000" office:value-type="float" office:value="8157.79565871518" calcext:value-type="float">
            <text:p>8157.79565871518</text:p>
          </table:table-cell>
          <table:table-cell table:formula="of:=[.A191]/[.B191]*1000" office:value-type="float" office:value="4.43473612660233" calcext:value-type="float">
            <text:p>4.43473612660233</text:p>
          </table:table-cell>
          <table:table-cell/>
          <table:table-cell table:formula="of:=[.F191]-[.B191]" office:value-type="float" office:value="4549.91470633518" calcext:value-type="float">
            <text:p>4549.91470633518</text:p>
          </table:table-cell>
          <table:table-cell table:formula="of:=[.G191]-[.D191]/1000000" office:value-type="float" office:value="2.47342198374233" calcext:value-type="float">
            <text:p>2.47342198374233</text:p>
          </table:table-cell>
          <table:table-cell table:number-columns-repeated="2"/>
          <table:table-cell table:formula="of:=([.A191]/[.B191]-[.D191]/1000000000)*1000" office:value-type="float" office:value="2.47342198374233" calcext:value-type="float">
            <text:p>2.4734219837423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772.34285714" calcext:value-type="float">
            <text:p>3772.34285714</text:p>
          </table:table-cell>
          <table:table-cell/>
          <table:table-cell office:value-type="float" office:value="2376140.6" calcext:value-type="float">
            <text:p>2376140.6</text:p>
          </table:table-cell>
          <table:table-cell/>
          <table:table-cell table:formula="of:=[.A192]/[.D192]*1000000000" office:value-type="float" office:value="10100.4124082556" calcext:value-type="float">
            <text:p>10100.4124082556</text:p>
          </table:table-cell>
          <table:table-cell table:formula="of:=[.A192]/[.B192]*1000" office:value-type="float" office:value="6.36209403781383" calcext:value-type="float">
            <text:p>6.36209403781383</text:p>
          </table:table-cell>
          <table:table-cell/>
          <table:table-cell table:formula="of:=[.F192]-[.B192]" office:value-type="float" office:value="6328.06955111564" calcext:value-type="float">
            <text:p>6328.06955111564</text:p>
          </table:table-cell>
          <table:table-cell table:formula="of:=[.G192]-[.D192]/1000000" office:value-type="float" office:value="3.98595343781383" calcext:value-type="float">
            <text:p>3.98595343781383</text:p>
          </table:table-cell>
          <table:table-cell table:number-columns-repeated="2"/>
          <table:table-cell table:formula="of:=([.A192]/[.B192]-[.D192]/1000000000)*1000" office:value-type="float" office:value="3.98595343781384" calcext:value-type="float">
            <text:p>3.9859534378138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812.33333333" calcext:value-type="float">
            <text:p>3812.33333333</text:p>
          </table:table-cell>
          <table:table-cell/>
          <table:table-cell office:value-type="float" office:value="2737101.90476" calcext:value-type="float">
            <text:p>2737101.90476</text:p>
          </table:table-cell>
          <table:table-cell/>
          <table:table-cell table:formula="of:=[.A193]/[.D193]*1000000000" office:value-type="float" office:value="11691.1978850148" calcext:value-type="float">
            <text:p>11691.1978850148</text:p>
          </table:table-cell>
          <table:table-cell table:formula="of:=[.A193]/[.B193]*1000" office:value-type="float" office:value="8.39380956545282" calcext:value-type="float">
            <text:p>8.39380956545282</text:p>
          </table:table-cell>
          <table:table-cell/>
          <table:table-cell table:formula="of:=[.F193]-[.B193]" office:value-type="float" office:value="7878.86455168477" calcext:value-type="float">
            <text:p>7878.86455168477</text:p>
          </table:table-cell>
          <table:table-cell table:formula="of:=[.G193]-[.D193]/1000000" office:value-type="float" office:value="5.65670766069282" calcext:value-type="float">
            <text:p>5.65670766069282</text:p>
          </table:table-cell>
          <table:table-cell table:number-columns-repeated="2"/>
          <table:table-cell table:formula="of:=([.A193]/[.B193]-[.D193]/1000000000)*1000" office:value-type="float" office:value="5.65670766069282" calcext:value-type="float">
            <text:p>5.6567076606928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843.46666667" calcext:value-type="float">
            <text:p>3843.46666667</text:p>
          </table:table-cell>
          <table:table-cell/>
          <table:table-cell office:value-type="float" office:value="3035333.80952" calcext:value-type="float">
            <text:p>3035333.80952</text:p>
          </table:table-cell>
          <table:table-cell/>
          <table:table-cell table:formula="of:=[.A194]/[.D194]*1000000000" office:value-type="float" office:value="13178.12224624" calcext:value-type="float">
            <text:p>13178.12224624</text:p>
          </table:table-cell>
          <table:table-cell table:formula="of:=[.A194]/[.B194]*1000" office:value-type="float" office:value="10.4072712134788" calcext:value-type="float">
            <text:p>10.4072712134788</text:p>
          </table:table-cell>
          <table:table-cell/>
          <table:table-cell table:formula="of:=[.F194]-[.B194]" office:value-type="float" office:value="9334.65557957003" calcext:value-type="float">
            <text:p>9334.65557957003</text:p>
          </table:table-cell>
          <table:table-cell table:formula="of:=[.G194]-[.D194]/1000000" office:value-type="float" office:value="7.3719374039588" calcext:value-type="float">
            <text:p>7.3719374039588</text:p>
          </table:table-cell>
          <table:table-cell table:number-columns-repeated="2"/>
          <table:table-cell table:formula="of:=([.A194]/[.B194]-[.D194]/1000000000)*1000" office:value-type="float" office:value="7.3719374039588" calcext:value-type="float">
            <text:p>7.371937403958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880.16190476" calcext:value-type="float">
            <text:p>3880.16190476</text:p>
          </table:table-cell>
          <table:table-cell/>
          <table:table-cell office:value-type="float" office:value="3303104.12381" calcext:value-type="float">
            <text:p>3303104.12381</text:p>
          </table:table-cell>
          <table:table-cell/>
          <table:table-cell table:formula="of:=[.A195]/[.D195]*1000000000" office:value-type="float" office:value="14531.7853149098" calcext:value-type="float">
            <text:p>14531.7853149098</text:p>
          </table:table-cell>
          <table:table-cell table:formula="of:=[.A195]/[.B195]*1000" office:value-type="float" office:value="12.3706178190956" calcext:value-type="float">
            <text:p>12.3706178190956</text:p>
          </table:table-cell>
          <table:table-cell/>
          <table:table-cell table:formula="of:=[.F195]-[.B195]" office:value-type="float" office:value="10651.6234101498" calcext:value-type="float">
            <text:p>10651.6234101498</text:p>
          </table:table-cell>
          <table:table-cell table:formula="of:=[.G195]-[.D195]/1000000" office:value-type="float" office:value="9.06751369528561" calcext:value-type="float">
            <text:p>9.06751369528561</text:p>
          </table:table-cell>
          <table:table-cell table:number-columns-repeated="2"/>
          <table:table-cell table:formula="of:=([.A195]/[.B195]-[.D195]/1000000000)*1000" office:value-type="float" office:value="9.06751369528561" calcext:value-type="float">
            <text:p>9.0675136952856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3991.46371563" calcext:value-type="float">
            <text:p>3991.46371563</text:p>
          </table:table-cell>
          <table:table-cell/>
          <table:table-cell office:value-type="float" office:value="3544585.13367" calcext:value-type="float">
            <text:p>3544585.13367</text:p>
          </table:table-cell>
          <table:table-cell/>
          <table:table-cell table:formula="of:=[.A196]/[.D196]*1000000000" office:value-type="float" office:value="15798.7459429472" calcext:value-type="float">
            <text:p>15798.7459429472</text:p>
          </table:table-cell>
          <table:table-cell table:formula="of:=[.A196]/[.B196]*1000" office:value-type="float" office:value="14.0299408912856" calcext:value-type="float">
            <text:p>14.0299408912856</text:p>
          </table:table-cell>
          <table:table-cell/>
          <table:table-cell table:formula="of:=[.F196]-[.B196]" office:value-type="float" office:value="11807.2822273172" calcext:value-type="float">
            <text:p>11807.2822273172</text:p>
          </table:table-cell>
          <table:table-cell table:formula="of:=[.G196]-[.D196]/1000000" office:value-type="float" office:value="10.4853557576156" calcext:value-type="float">
            <text:p>10.4853557576156</text:p>
          </table:table-cell>
          <table:table-cell table:number-columns-repeated="2"/>
          <table:table-cell table:formula="of:=([.A196]/[.B196]-[.D196]/1000000000)*1000" office:value-type="float" office:value="10.4853557576156" calcext:value-type="float">
            <text:p>10.485355757615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923.02380952" calcext:value-type="float">
            <text:p>3923.02380952</text:p>
          </table:table-cell>
          <table:table-cell/>
          <table:table-cell office:value-type="float" office:value="3981333.68571" calcext:value-type="float">
            <text:p>3981333.68571</text:p>
          </table:table-cell>
          <table:table-cell/>
          <table:table-cell table:formula="of:=[.A197]/[.D197]*1000000000" office:value-type="float" office:value="16075.0153220545" calcext:value-type="float">
            <text:p>16075.0153220545</text:p>
          </table:table-cell>
          <table:table-cell table:formula="of:=[.A197]/[.B197]*1000" office:value-type="float" office:value="16.3139463606342" calcext:value-type="float">
            <text:p>16.3139463606342</text:p>
          </table:table-cell>
          <table:table-cell/>
          <table:table-cell table:formula="of:=[.F197]-[.B197]" office:value-type="float" office:value="12151.9915125345" calcext:value-type="float">
            <text:p>12151.9915125345</text:p>
          </table:table-cell>
          <table:table-cell table:formula="of:=[.G197]-[.D197]/1000000" office:value-type="float" office:value="12.3326126749242" calcext:value-type="float">
            <text:p>12.3326126749242</text:p>
          </table:table-cell>
          <table:table-cell table:number-columns-repeated="2"/>
          <table:table-cell table:formula="of:=([.A197]/[.B197]-[.D197]/1000000000)*1000" office:value-type="float" office:value="12.3326126749242" calcext:value-type="float">
            <text:p>12.3326126749242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Clients</text:p>
          </table:table-cell>
          <table:table-cell office:value-type="string" calcext:value-type="string">
            <text:p>Avg</text:p>
          </table:table-cell>
          <table:table-cell/>
          <table:table-cell office:value-type="string" calcext:value-type="string">
            <text:p>Avg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06.28571429" calcext:value-type="float">
            <text:p>1206.28571429</text:p>
          </table:table-cell>
          <table:table-cell/>
          <table:table-cell office:value-type="float" office:value="958713.9" calcext:value-type="float">
            <text:p>958713.9</text:p>
          </table:table-cell>
          <table:table-cell/>
          <table:table-cell table:formula="of:=[.A201]/[.D201]*1000000000" office:value-type="float" office:value="2086.12809306301" calcext:value-type="float">
            <text:p>2086.12809306301</text:p>
          </table:table-cell>
          <table:table-cell table:formula="of:=[.A201]/[.B201]*1000" office:value-type="float" office:value="1.65798199904669" calcext:value-type="float">
            <text:p>1.65798199904669</text:p>
          </table:table-cell>
          <table:table-cell/>
          <table:table-cell table:formula="of:=[.F201]-[.B201]" office:value-type="float" office:value="879.842378773009" calcext:value-type="float">
            <text:p>879.842378773009</text:p>
          </table:table-cell>
          <table:table-cell table:formula="of:=[.G201]-[.D201]/1000000" office:value-type="float" office:value="0.699268099046691" calcext:value-type="float">
            <text:p>0.699268099046691</text:p>
          </table:table-cell>
          <table:table-cell table:number-columns-repeated="2"/>
          <table:table-cell table:formula="of:=([.A201]/[.B201]-[.D201]/1000000000)*1000" office:value-type="float" office:value="0.699268099046691" calcext:value-type="float">
            <text:p>0.69926809904669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163.7" calcext:value-type="float">
            <text:p>3163.7</text:p>
          </table:table-cell>
          <table:table-cell/>
          <table:table-cell office:value-type="float" office:value="1298354.73333" calcext:value-type="float">
            <text:p>1298354.73333</text:p>
          </table:table-cell>
          <table:table-cell/>
          <table:table-cell table:formula="of:=[.A202]/[.D202]*1000000000" office:value-type="float" office:value="6161.64426765074" calcext:value-type="float">
            <text:p>6161.64426765074</text:p>
          </table:table-cell>
          <table:table-cell table:formula="of:=[.A202]/[.B202]*1000" office:value-type="float" office:value="2.52868476783513" calcext:value-type="float">
            <text:p>2.52868476783513</text:p>
          </table:table-cell>
          <table:table-cell/>
          <table:table-cell table:formula="of:=[.F202]-[.B202]" office:value-type="float" office:value="2997.94426765074" calcext:value-type="float">
            <text:p>2997.94426765074</text:p>
          </table:table-cell>
          <table:table-cell table:formula="of:=[.G202]-[.D202]/1000000" office:value-type="float" office:value="1.23033003450513" calcext:value-type="float">
            <text:p>1.23033003450513</text:p>
          </table:table-cell>
          <table:table-cell table:number-columns-repeated="2"/>
          <table:table-cell table:formula="of:=([.A202]/[.B202]-[.D202]/1000000000)*1000" office:value-type="float" office:value="1.23033003450513" calcext:value-type="float">
            <text:p>1.2303300345051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722.57142857" calcext:value-type="float">
            <text:p>3722.57142857</text:p>
          </table:table-cell>
          <table:table-cell/>
          <table:table-cell office:value-type="float" office:value="1895115.01429" calcext:value-type="float">
            <text:p>1895115.01429</text:p>
          </table:table-cell>
          <table:table-cell/>
          <table:table-cell table:formula="of:=[.A203]/[.D203]*1000000000" office:value-type="float" office:value="8442.75934671667" calcext:value-type="float">
            <text:p>8442.75934671667</text:p>
          </table:table-cell>
          <table:table-cell table:formula="of:=[.A203]/[.B203]*1000" office:value-type="float" office:value="4.2981042290292" calcext:value-type="float">
            <text:p>4.2981042290292</text:p>
          </table:table-cell>
          <table:table-cell/>
          <table:table-cell table:formula="of:=[.F203]-[.B203]" office:value-type="float" office:value="4720.18791814667" calcext:value-type="float">
            <text:p>4720.18791814667</text:p>
          </table:table-cell>
          <table:table-cell table:formula="of:=[.G203]-[.D203]/1000000" office:value-type="float" office:value="2.4029892147392" calcext:value-type="float">
            <text:p>2.4029892147392</text:p>
          </table:table-cell>
          <table:table-cell table:number-columns-repeated="2"/>
          <table:table-cell table:formula="of:=([.A203]/[.B203]-[.D203]/1000000000)*1000" office:value-type="float" office:value="2.4029892147392" calcext:value-type="float">
            <text:p>2.402989214739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786.89523809" calcext:value-type="float">
            <text:p>3786.89523809</text:p>
          </table:table-cell>
          <table:table-cell/>
          <table:table-cell office:value-type="float" office:value="2355733.25238" calcext:value-type="float">
            <text:p>2355733.25238</text:p>
          </table:table-cell>
          <table:table-cell/>
          <table:table-cell table:formula="of:=[.A204]/[.D204]*1000000000" office:value-type="float" office:value="10187.9106964903" calcext:value-type="float">
            <text:p>10187.9106964903</text:p>
          </table:table-cell>
          <table:table-cell table:formula="of:=[.A204]/[.B204]*1000" office:value-type="float" office:value="6.33764561496159" calcext:value-type="float">
            <text:p>6.33764561496159</text:p>
          </table:table-cell>
          <table:table-cell/>
          <table:table-cell table:formula="of:=[.F204]-[.B204]" office:value-type="float" office:value="6401.01545840026" calcext:value-type="float">
            <text:p>6401.01545840026</text:p>
          </table:table-cell>
          <table:table-cell table:formula="of:=[.G204]-[.D204]/1000000" office:value-type="float" office:value="3.98191236258159" calcext:value-type="float">
            <text:p>3.98191236258159</text:p>
          </table:table-cell>
          <table:table-cell table:number-columns-repeated="2"/>
          <table:table-cell table:formula="of:=([.A204]/[.B204]-[.D204]/1000000000)*1000" office:value-type="float" office:value="3.98191236258159" calcext:value-type="float">
            <text:p>3.9819123625815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950.65238095" calcext:value-type="float">
            <text:p>3950.65238095</text:p>
          </table:table-cell>
          <table:table-cell/>
          <table:table-cell office:value-type="float" office:value="2622086.92381" calcext:value-type="float">
            <text:p>2622086.92381</text:p>
          </table:table-cell>
          <table:table-cell/>
          <table:table-cell table:formula="of:=[.A205]/[.D205]*1000000000" office:value-type="float" office:value="12204.0195194989" calcext:value-type="float">
            <text:p>12204.0195194989</text:p>
          </table:table-cell>
          <table:table-cell table:formula="of:=[.A205]/[.B205]*1000" office:value-type="float" office:value="8.09992804082273" calcext:value-type="float">
            <text:p>8.09992804082273</text:p>
          </table:table-cell>
          <table:table-cell/>
          <table:table-cell table:formula="of:=[.F205]-[.B205]" office:value-type="float" office:value="8253.36713854888" calcext:value-type="float">
            <text:p>8253.36713854888</text:p>
          </table:table-cell>
          <table:table-cell table:formula="of:=[.G205]-[.D205]/1000000" office:value-type="float" office:value="5.47784111701273" calcext:value-type="float">
            <text:p>5.47784111701273</text:p>
          </table:table-cell>
          <table:table-cell table:number-columns-repeated="2"/>
          <table:table-cell table:formula="of:=([.A205]/[.B205]-[.D205]/1000000000)*1000" office:value-type="float" office:value="5.47784111701273" calcext:value-type="float">
            <text:p>5.4778411170127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958.42354125" calcext:value-type="float">
            <text:p>3958.42354125</text:p>
          </table:table-cell>
          <table:table-cell/>
          <table:table-cell office:value-type="float" office:value="2902688.61556" calcext:value-type="float">
            <text:p>2902688.61556</text:p>
          </table:table-cell>
          <table:table-cell/>
          <table:table-cell table:formula="of:=[.A206]/[.D206]*1000000000" office:value-type="float" office:value="13780.3275851147" calcext:value-type="float">
            <text:p>13780.3275851147</text:p>
          </table:table-cell>
          <table:table-cell table:formula="of:=[.A206]/[.B206]*1000" office:value-type="float" office:value="10.1050328705777" calcext:value-type="float">
            <text:p>10.1050328705777</text:p>
          </table:table-cell>
          <table:table-cell/>
          <table:table-cell table:formula="of:=[.F206]-[.B206]" office:value-type="float" office:value="9821.90404386475" calcext:value-type="float">
            <text:p>9821.90404386475</text:p>
          </table:table-cell>
          <table:table-cell table:formula="of:=[.G206]-[.D206]/1000000" office:value-type="float" office:value="7.20234425501774" calcext:value-type="float">
            <text:p>7.20234425501774</text:p>
          </table:table-cell>
          <table:table-cell table:number-columns-repeated="2"/>
          <table:table-cell table:formula="of:=([.A206]/[.B206]-[.D206]/1000000000)*1000" office:value-type="float" office:value="7.20234425501774" calcext:value-type="float">
            <text:p>7.2023442550177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993.54761905" calcext:value-type="float">
            <text:p>3993.54761905</text:p>
          </table:table-cell>
          <table:table-cell/>
          <table:table-cell office:value-type="float" office:value="3215667.01429" calcext:value-type="float">
            <text:p>3215667.01429</text:p>
          </table:table-cell>
          <table:table-cell/>
          <table:table-cell table:formula="of:=[.A207]/[.D207]*1000000000" office:value-type="float" office:value="14926.9186724541" calcext:value-type="float">
            <text:p>14926.9186724541</text:p>
          </table:table-cell>
          <table:table-cell table:formula="of:=[.A207]/[.B207]*1000" office:value-type="float" office:value="12.0193884182151" calcext:value-type="float">
            <text:p>12.0193884182151</text:p>
          </table:table-cell>
          <table:table-cell/>
          <table:table-cell table:formula="of:=[.F207]-[.B207]" office:value-type="float" office:value="10933.3710534041" calcext:value-type="float">
            <text:p>10933.3710534041</text:p>
          </table:table-cell>
          <table:table-cell table:formula="of:=[.G207]-[.D207]/1000000" office:value-type="float" office:value="8.80372140392509" calcext:value-type="float">
            <text:p>8.80372140392509</text:p>
          </table:table-cell>
          <table:table-cell table:number-columns-repeated="2"/>
          <table:table-cell table:formula="of:=([.A207]/[.B207]-[.D207]/1000000000)*1000" office:value-type="float" office:value="8.80372140392509" calcext:value-type="float">
            <text:p>8.80372140392509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3953.94835681" calcext:value-type="float">
            <text:p>3953.94835681</text:p>
          </table:table-cell>
          <table:table-cell/>
          <table:table-cell office:value-type="float" office:value="3510725.19001" calcext:value-type="float">
            <text:p>3510725.19001</text:p>
          </table:table-cell>
          <table:table-cell/>
          <table:table-cell table:formula="of:=[.A208]/[.D208]*1000000000" office:value-type="float" office:value="15951.12034384" calcext:value-type="float">
            <text:p>15951.12034384</text:p>
          </table:table-cell>
          <table:table-cell table:formula="of:=[.A208]/[.B208]*1000" office:value-type="float" office:value="14.1630580236461" calcext:value-type="float">
            <text:p>14.1630580236461</text:p>
          </table:table-cell>
          <table:table-cell/>
          <table:table-cell table:formula="of:=[.F208]-[.B208]" office:value-type="float" office:value="11997.17198703" calcext:value-type="float">
            <text:p>11997.17198703</text:p>
          </table:table-cell>
          <table:table-cell table:formula="of:=[.G208]-[.D208]/1000000" office:value-type="float" office:value="10.6523328336361" calcext:value-type="float">
            <text:p>10.6523328336361</text:p>
          </table:table-cell>
          <table:table-cell table:number-columns-repeated="2"/>
          <table:table-cell table:formula="of:=([.A208]/[.B208]-[.D208]/1000000000)*1000" office:value-type="float" office:value="10.6523328336361" calcext:value-type="float">
            <text:p>10.652332833636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953.48095238" calcext:value-type="float">
            <text:p>3953.48095238</text:p>
          </table:table-cell>
          <table:table-cell/>
          <table:table-cell office:value-type="float" office:value="3657909.80952" calcext:value-type="float">
            <text:p>3657909.80952</text:p>
          </table:table-cell>
          <table:table-cell/>
          <table:table-cell table:formula="of:=[.A209]/[.D209]*1000000000" office:value-type="float" office:value="17496.3307825236" calcext:value-type="float">
            <text:p>17496.3307825236</text:p>
          </table:table-cell>
          <table:table-cell table:formula="of:=[.A209]/[.B209]*1000" office:value-type="float" office:value="16.1882656754605" calcext:value-type="float">
            <text:p>16.1882656754605</text:p>
          </table:table-cell>
          <table:table-cell/>
          <table:table-cell table:formula="of:=[.F209]-[.B209]" office:value-type="float" office:value="13542.8498301436" calcext:value-type="float">
            <text:p>13542.8498301436</text:p>
          </table:table-cell>
          <table:table-cell table:formula="of:=[.G209]-[.D209]/1000000" office:value-type="float" office:value="12.5303558659405" calcext:value-type="float">
            <text:p>12.5303558659405</text:p>
          </table:table-cell>
          <table:table-cell table:number-columns-repeated="2"/>
          <table:table-cell table:formula="of:=([.A209]/[.B209]-[.D209]/1000000000)*1000" office:value-type="float" office:value="12.5303558659405" calcext:value-type="float">
            <text:p>12.530355865940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6">00.00.0000</text:date>, <text:time style:data-style-name="N2" text:time-value="14:03:03.235267849">00:00: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0T11:31:47.271799359</meta:creation-date>
    <dc:date>2017-12-16T14:03:25.124801744</dc:date>
    <meta:editing-duration>PT38M55S</meta:editing-duration>
    <meta:editing-cycles>16</meta:editing-cycles>
    <meta:generator>LibreOffice/5.3.1.2$Linux_X86_64 LibreOffice_project/30m0$Build-2</meta:generator>
    <meta:document-statistic meta:table-count="1" meta:cell-count="1172" meta:object-count="0"/>
  </office:meta>
</office:document-meta>
</file>